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ext-properties fo:color="#00000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6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9" style:family="table-cell" style:parent-style-name="Default" style:data-style-name="N4">
      <style:text-properties fo:color="#000000"/>
    </style:style>
    <style:style style:name="ce10" style:family="table-cell" style:parent-style-name="Default" style:data-style-name="N3">
      <style:text-properties fo:color="#000000"/>
    </style:style>
    <style:style style:name="ce1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Vírgula" style:data-style-name="N4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none"/>
      <style:text-properties fo:color="#000000"/>
    </style:style>
    <style:style style:name="ce14" style:family="table-cell" style:parent-style-name="Vírgula" style:data-style-name="N4">
      <style:table-cell-properties fo:border-bottom="0.06pt solid #000000" fo:border-left="0.06pt solid #000000" fo:border-right="0.06pt solid #000000" fo:border-top="none"/>
      <style:text-properties fo:color="#000000"/>
    </style:style>
    <style:style style:name="ce15" style:family="table-cell" style:parent-style-name="Vírgula" style:data-style-name="N4">
      <style:table-cell-properties fo:border="0.06pt solid #000000" style:vertical-align="middle"/>
      <style:text-properties fo:color="#000000" fo:font-weight="bold" style:font-weight-asian="bold" style:font-weight-complex="bold"/>
    </style:style>
    <style:style style:name="ce16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  <style:text-properties fo:color="#000000"/>
    </style:style>
    <style:style style:name="ce17" style:family="table-cell" style:parent-style-name="Vírgula" style:data-style-name="N4">
      <style:table-cell-properties fo:border="0.06pt solid #000000"/>
      <style:text-properties fo:color="#000000"/>
    </style:style>
    <style:style style:name="ce18" style:family="table-cell" style:parent-style-name="Default" style:data-style-name="N113">
      <style:text-properties fo:color="#000000"/>
    </style:style>
    <style:style style:name="ce19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Vírgula" style:data-style-name="N4">
      <style:table-cell-properties fo:border-bottom="none" fo:border-left="0.06pt solid #000000" fo:border-right="none" fo:border-top="0.06pt solid #000000"/>
      <style:text-properties fo:color="#000000"/>
    </style:style>
    <style:style style:name="ce21" style:family="table-cell" style:parent-style-name="Vírgula" style:data-style-name="N4">
      <style:table-cell-properties fo:border-bottom="none" fo:border-left="0.06pt solid #000000" fo:border-right="none" fo:border-top="none"/>
      <style:text-properties fo:color="#000000"/>
    </style:style>
    <style:style style:name="ce22" style:family="table-cell" style:parent-style-name="Vírgula" style:data-style-name="N4">
      <style:table-cell-properties fo:border-bottom="0.06pt solid #000000" fo:border-left="0.06pt solid #000000" fo:border-right="none" fo:border-top="none"/>
      <style:text-properties fo:color="#000000"/>
    </style:style>
    <style:style style:name="ce23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24" style:family="table-cell" style:parent-style-name="Vírgula" style:data-style-name="N4">
      <style:table-cell-properties fo:border-bottom="none" fo:border-left="0.06pt solid #000000" fo:border-right="none" fo:border-top="none" style:vertical-align="middle"/>
      <style:text-properties fo:color="#000000"/>
    </style:style>
    <style:style style:name="ce25" style:family="table-cell" style:parent-style-name="Vírgula" style:data-style-name="N4">
      <style:table-cell-properties fo:border-bottom="0.06pt solid #000000" fo:border-left="0.06pt solid #000000" fo:border-right="none" fo:border-top="0.06pt solid #000000"/>
      <style:text-properties fo:color="#000000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/>
      <style:text-properties fo:color="#000000"/>
    </style:style>
    <style:style style:name="gr1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995" table:default-cell-style-name="ce1"/>
        <table:table-row table:style-name="ro1">
          <table:table-cell table:style-name="ce1">
            <draw:frame table:end-cell-address="Planilha1.B4" table:end-x="15.35mm" table:end-y="1.06mm" draw:z-index="0" draw:name="Picture 2" draw:style-name="gr1" draw:text-style-name="P1" svg:width="113.16mm" svg:height="16.41mm" svg:x="0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number-columns-repeated="1022"/>
        </table:table-row>
        <table:table-row table:style-name="ro2">
          <table:table-cell table:style-name="ce1"/>
          <table:table-cell table:style-name="ce10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29" table:number-rows-spanned="1">
            <text:p>Período: Dezembr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m R$1,00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RECEITAS 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I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O</text:p>
          </table:table-cell>
          <table:table-cell table:style-name="ce11" office:value-type="string" calcext:value-type="string">
            <text:p>RR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TO</text:p>
          </table:table-cell>
          <table:table-cell table:style-name="ce19" office:value-type="string" calcext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5" office:value-type="string" calcext:value-type="string">
            <text:p>IMPOSTO SOBRE IMPORTAÇÃO</text:p>
          </table:table-cell>
          <table:table-cell table:style-name="ce12" office:value-type="float" office:value="14021.1" calcext:value-type="float">
            <text:p>14.021,10</text:p>
          </table:table-cell>
          <table:table-cell table:style-name="ce12" office:value-type="float" office:value="975552.25" calcext:value-type="float">
            <text:p>975.552,25</text:p>
          </table:table-cell>
          <table:table-cell table:style-name="ce12" office:value-type="float" office:value="87452473.84" calcext:value-type="float">
            <text:p>87.452.473,84</text:p>
          </table:table-cell>
          <table:table-cell table:style-name="ce12" office:value-type="float" office:value="9977.38" calcext:value-type="float">
            <text:p>9.977,38</text:p>
          </table:table-cell>
          <table:table-cell table:style-name="ce12" office:value-type="float" office:value="85009203.48" calcext:value-type="float">
            <text:p>85.009.203,48</text:p>
          </table:table-cell>
          <table:table-cell table:style-name="ce12" office:value-type="float" office:value="117904153.83" calcext:value-type="float">
            <text:p>117.904.153,83</text:p>
          </table:table-cell>
          <table:table-cell table:style-name="ce12" office:value-type="float" office:value="2350673.95" calcext:value-type="float">
            <text:p>2.350.673,95</text:p>
          </table:table-cell>
          <table:table-cell table:style-name="ce12" office:value-type="float" office:value="196279589.84" calcext:value-type="float">
            <text:p>196.279.589,84</text:p>
          </table:table-cell>
          <table:table-cell table:style-name="ce12" office:value-type="float" office:value="53338208.86" calcext:value-type="float">
            <text:p>53.338.208,86</text:p>
          </table:table-cell>
          <table:table-cell table:style-name="ce12" office:value-type="float" office:value="2198241.92" calcext:value-type="float">
            <text:p>2.198.241,92</text:p>
          </table:table-cell>
          <table:table-cell table:style-name="ce12" office:value-type="float" office:value="145389246.92" calcext:value-type="float">
            <text:p>145.389.246,92</text:p>
          </table:table-cell>
          <table:table-cell table:style-name="ce12" office:value-type="float" office:value="345136.71" calcext:value-type="float">
            <text:p>345.136,71</text:p>
          </table:table-cell>
          <table:table-cell table:style-name="ce12" office:value-type="float" office:value="4798754.63" calcext:value-type="float">
            <text:p>4.798.754,63</text:p>
          </table:table-cell>
          <table:table-cell table:style-name="ce12" office:value-type="float" office:value="8147617.39" calcext:value-type="float">
            <text:p>8.147.617,39</text:p>
          </table:table-cell>
          <table:table-cell table:style-name="ce12" office:value-type="float" office:value="3227640.27" calcext:value-type="float">
            <text:p>3.227.640,27</text:p>
          </table:table-cell>
          <table:table-cell table:style-name="ce12" office:value-type="float" office:value="139358084.13" calcext:value-type="float">
            <text:p>139.358.084,13</text:p>
          </table:table-cell>
          <table:table-cell table:style-name="ce12" office:value-type="float" office:value="4851.85" calcext:value-type="float">
            <text:p>4.851,85</text:p>
          </table:table-cell>
          <table:table-cell table:style-name="ce12" office:value-type="float" office:value="466252685.5" calcext:value-type="float">
            <text:p>466.252.685,50</text:p>
          </table:table-cell>
          <table:table-cell table:style-name="ce12" office:value-type="float" office:value="295075043.27" calcext:value-type="float">
            <text:p>295.075.043,27</text:p>
          </table:table-cell>
          <table:table-cell table:style-name="ce12" office:value-type="float" office:value="256706.71" calcext:value-type="float">
            <text:p>256.706,71</text:p>
          </table:table-cell>
          <table:table-cell table:style-name="ce12" office:value-type="float" office:value="179781.11" calcext:value-type="float">
            <text:p>179.781,11</text:p>
          </table:table-cell>
          <table:table-cell table:style-name="ce12" office:value-type="float" office:value="25465.85" calcext:value-type="float">
            <text:p>25.465,85</text:p>
          </table:table-cell>
          <table:table-cell table:style-name="ce12" office:value-type="float" office:value="131338753.86" calcext:value-type="float">
            <text:p>131.338.753,86</text:p>
          </table:table-cell>
          <table:table-cell table:style-name="ce12" office:value-type="float" office:value="1227576310.86" calcext:value-type="float">
            <text:p>1.227.576.310,86</text:p>
          </table:table-cell>
          <table:table-cell table:style-name="ce12" office:value-type="float" office:value="147928.76" calcext:value-type="float">
            <text:p>147.928,76</text:p>
          </table:table-cell>
          <table:table-cell table:style-name="ce12" office:value-type="float" office:value="2418310415.81" calcext:value-type="float">
            <text:p>2.418.310.415,81</text:p>
          </table:table-cell>
          <table:table-cell table:style-name="ce12" office:value-type="float" office:value="115.89" calcext:value-type="float">
            <text:p>115,89</text:p>
          </table:table-cell>
          <table:table-cell table:style-name="ce20" office:value-type="float" office:value="5385966635.97" calcext:value-type="float">
            <text:p>5.385.966.635,9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EXPORTAÇÃO</text:p>
          </table:table-cell>
          <table:table-cell table:style-name="ce13" office:value-type="float" office:value="185.53" calcext:value-type="float">
            <text:p>185,53</text:p>
          </table:table-cell>
          <table:table-cell table:style-name="ce13" office:value-type="float" office:value="1618.98" calcext:value-type="float">
            <text:p>1.618,98</text:p>
          </table:table-cell>
          <table:table-cell table:style-name="ce13" office:value-type="float" office:value="-2.12" calcext:value-type="float">
            <text:p>-2,12</text:p>
          </table:table-cell>
          <table:table-cell table:style-name="ce13" office:value-type="float" office:value="1235.58" calcext:value-type="float">
            <text:p>1.235,58</text:p>
          </table:table-cell>
          <table:table-cell table:style-name="ce13" office:value-type="float" office:value="30674.52" calcext:value-type="float">
            <text:p>30.674,52</text:p>
          </table:table-cell>
          <table:table-cell table:style-name="ce13" office:value-type="float" office:value="451.99" calcext:value-type="float">
            <text:p>451,99</text:p>
          </table:table-cell>
          <table:table-cell table:style-name="ce13" office:value-type="float" office:value="693.63" calcext:value-type="float">
            <text:p>693,63</text:p>
          </table:table-cell>
          <table:table-cell table:style-name="ce13" office:value-type="float" office:value="-295.57" calcext:value-type="float">
            <text:p>-295,57</text:p>
          </table:table-cell>
          <table:table-cell table:style-name="ce13" office:value-type="float" office:value="2076.54" calcext:value-type="float">
            <text:p>2.076,54</text:p>
          </table:table-cell>
          <table:table-cell table:style-name="ce13" office:value-type="float" office:value="-3.9" calcext:value-type="float">
            <text:p>-3,90</text:p>
          </table:table-cell>
          <table:table-cell table:style-name="ce13" office:value-type="float" office:value="4862.2" calcext:value-type="float">
            <text:p>4.862,20</text:p>
          </table:table-cell>
          <table:table-cell table:style-name="ce13" office:value-type="float" office:value="3471.33" calcext:value-type="float">
            <text:p>3.471,33</text:p>
          </table:table-cell>
          <table:table-cell table:style-name="ce13" office:value-type="float" office:value="479.99" calcext:value-type="float">
            <text:p>479,99</text:p>
          </table:table-cell>
          <table:table-cell table:style-name="ce13" office:value-type="float" office:value="6232.14" calcext:value-type="float">
            <text:p>6.232,14</text:p>
          </table:table-cell>
          <table:table-cell table:style-name="ce13" office:value-type="float" office:value="-1977.85" calcext:value-type="float">
            <text:p>-1.977,85</text:p>
          </table:table-cell>
          <table:table-cell table:style-name="ce13" office:value-type="float" office:value="4354.59" calcext:value-type="float">
            <text:p>4.354,59</text:p>
          </table:table-cell>
          <table:table-cell table:style-name="ce13" office:value-type="float" office:value="-35.02" calcext:value-type="float">
            <text:p>-35,02</text:p>
          </table:table-cell>
          <table:table-cell table:style-name="ce13" office:value-type="float" office:value="887.77" calcext:value-type="float">
            <text:p>887,77</text:p>
          </table:table-cell>
          <table:table-cell table:style-name="ce13" office:value-type="float" office:value="-923.81" calcext:value-type="float">
            <text:p>-923,81</text:p>
          </table:table-cell>
          <table:table-cell table:style-name="ce13" office:value-type="float" office:value="7.15" calcext:value-type="float">
            <text:p>7,15</text:p>
          </table:table-cell>
          <table:table-cell table:style-name="ce13" office:value-type="float" office:value="-59.59" calcext:value-type="float">
            <text:p>-59,5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4234.67" calcext:value-type="float">
            <text:p>134.234,67</text:p>
          </table:table-cell>
          <table:table-cell table:style-name="ce13" office:value-type="float" office:value="9282.04" calcext:value-type="float">
            <text:p>9.282,04</text:p>
          </table:table-cell>
          <table:table-cell table:style-name="ce13" office:value-type="float" office:value="-1.99" calcext:value-type="float">
            <text:p>-1,99</text:p>
          </table:table-cell>
          <table:table-cell table:style-name="ce13" office:value-type="float" office:value="343181.61" calcext:value-type="float">
            <text:p>343.181,61</text:p>
          </table:table-cell>
          <table:table-cell table:style-name="ce13" office:value-type="float" office:value="84.11" calcext:value-type="float">
            <text:p>84,11</text:p>
          </table:table-cell>
          <table:table-cell table:style-name="ce21" office:value-type="float" office:value="540714.52" calcext:value-type="float">
            <text:p>540.714,5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PI - TOTAL</text:p>
          </table:table-cell>
          <table:table-cell table:style-name="ce13" office:value-type="float" office:value="550649.41" calcext:value-type="float">
            <text:p>550.649,41</text:p>
          </table:table-cell>
          <table:table-cell table:style-name="ce13" office:value-type="float" office:value="20266368.33" calcext:value-type="float">
            <text:p>20.266.368,33</text:p>
          </table:table-cell>
          <table:table-cell table:style-name="ce13" office:value-type="float" office:value="12501218.99" calcext:value-type="float">
            <text:p>12.501.218,99</text:p>
          </table:table-cell>
          <table:table-cell table:style-name="ce13" office:value-type="float" office:value="347492.17" calcext:value-type="float">
            <text:p>347.492,17</text:p>
          </table:table-cell>
          <table:table-cell table:style-name="ce13" office:value-type="float" office:value="168034936.4" calcext:value-type="float">
            <text:p>168.034.936,40</text:p>
          </table:table-cell>
          <table:table-cell table:style-name="ce13" office:value-type="float" office:value="86926653.12" calcext:value-type="float">
            <text:p>86.926.653,12</text:p>
          </table:table-cell>
          <table:table-cell table:style-name="ce13" office:value-type="float" office:value="7890486.79" calcext:value-type="float">
            <text:p>7.890.486,79</text:p>
          </table:table-cell>
          <table:table-cell table:style-name="ce13" office:value-type="float" office:value="362470180.17" calcext:value-type="float">
            <text:p>362.470.180,17</text:p>
          </table:table-cell>
          <table:table-cell table:style-name="ce13" office:value-type="float" office:value="65187358.81" calcext:value-type="float">
            <text:p>65.187.358,81</text:p>
          </table:table-cell>
          <table:table-cell table:style-name="ce13" office:value-type="float" office:value="2162167.15" calcext:value-type="float">
            <text:p>2.162.167,15</text:p>
          </table:table-cell>
          <table:table-cell table:style-name="ce13" office:value-type="float" office:value="646798173.68" calcext:value-type="float">
            <text:p>646.798.173,68</text:p>
          </table:table-cell>
          <table:table-cell table:style-name="ce13" office:value-type="float" office:value="16453120.95" calcext:value-type="float">
            <text:p>16.453.120,95</text:p>
          </table:table-cell>
          <table:table-cell table:style-name="ce13" office:value-type="float" office:value="11847325.65" calcext:value-type="float">
            <text:p>11.847.325,65</text:p>
          </table:table-cell>
          <table:table-cell table:style-name="ce13" office:value-type="float" office:value="33034369.54" calcext:value-type="float">
            <text:p>33.034.369,54</text:p>
          </table:table-cell>
          <table:table-cell table:style-name="ce13" office:value-type="float" office:value="10505932.63" calcext:value-type="float">
            <text:p>10.505.932,63</text:p>
          </table:table-cell>
          <table:table-cell table:style-name="ce13" office:value-type="float" office:value="147667528.23" calcext:value-type="float">
            <text:p>147.667.528,23</text:p>
          </table:table-cell>
          <table:table-cell table:style-name="ce13" office:value-type="float" office:value="3487312.25" calcext:value-type="float">
            <text:p>3.487.312,25</text:p>
          </table:table-cell>
          <table:table-cell table:style-name="ce13" office:value-type="float" office:value="519845407.58" calcext:value-type="float">
            <text:p>519.845.407,58</text:p>
          </table:table-cell>
          <table:table-cell table:style-name="ce13" office:value-type="float" office:value="533349190.22" calcext:value-type="float">
            <text:p>533.349.190,22</text:p>
          </table:table-cell>
          <table:table-cell table:style-name="ce13" office:value-type="float" office:value="5318247.63" calcext:value-type="float">
            <text:p>5.318.247,63</text:p>
          </table:table-cell>
          <table:table-cell table:style-name="ce13" office:value-type="float" office:value="7563247.03" calcext:value-type="float">
            <text:p>7.563.247,03</text:p>
          </table:table-cell>
          <table:table-cell table:style-name="ce13" office:value-type="float" office:value="59821.32" calcext:value-type="float">
            <text:p>59.821,32</text:p>
          </table:table-cell>
          <table:table-cell table:style-name="ce13" office:value-type="float" office:value="611909242.45" calcext:value-type="float">
            <text:p>611.909.242,45</text:p>
          </table:table-cell>
          <table:table-cell table:style-name="ce13" office:value-type="float" office:value="1090664869.56" calcext:value-type="float">
            <text:p>1.090.664.869,56</text:p>
          </table:table-cell>
          <table:table-cell table:style-name="ce13" office:value-type="float" office:value="11393812.16" calcext:value-type="float">
            <text:p>11.393.812,16</text:p>
          </table:table-cell>
          <table:table-cell table:style-name="ce13" office:value-type="float" office:value="2902665115.02" calcext:value-type="float">
            <text:p>2.902.665.115,02</text:p>
          </table:table-cell>
          <table:table-cell table:style-name="ce13" office:value-type="float" office:value="2526157.97" calcext:value-type="float">
            <text:p>2.526.157,97</text:p>
          </table:table-cell>
          <table:table-cell table:style-name="ce21" office:value-type="float" office:value="7281426385.21" calcext:value-type="float">
            <text:p>7.281.426.385,2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FUMO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10" calcext:value-type="float">
            <text:p>1.810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4068.15" calcext:value-type="float">
            <text:p>14.068,1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6470.96" calcext:value-type="float">
            <text:p>96.470,9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46635980.53" calcext:value-type="float">
            <text:p>246.635.980,53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60.11" calcext:value-type="float">
            <text:p>60,11</text:p>
          </table:table-cell>
          <table:table-cell table:style-name="ce13" office:value-type="float" office:value="453380.98" calcext:value-type="float">
            <text:p>453.380,9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22882654.65" calcext:value-type="float">
            <text:p>122.882.654,6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1549.24" calcext:value-type="float">
            <text:p>601.549,24</text:p>
          </table:table-cell>
          <table:table-cell table:style-name="ce13" office:value-type="float" office:value="1196323.44" calcext:value-type="float">
            <text:p>1.196.323,44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371882298.06" calcext:value-type="float">
            <text:p>371.882.298,0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BEBIDAS</text:p>
          </table:table-cell>
          <table:table-cell table:style-name="ce13" office:value-type="float" office:value="195757.26" calcext:value-type="float">
            <text:p>195.757,26</text:p>
          </table:table-cell>
          <table:table-cell table:style-name="ce13" office:value-type="float" office:value="1192016.75" calcext:value-type="float">
            <text:p>1.192.016,75</text:p>
          </table:table-cell>
          <table:table-cell table:style-name="ce13" office:value-type="float" office:value="299341.34" calcext:value-type="float">
            <text:p>299.341,3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7851995.5" calcext:value-type="float">
            <text:p>17.851.995,50</text:p>
          </table:table-cell>
          <table:table-cell table:style-name="ce13" office:value-type="float" office:value="2808090.1" calcext:value-type="float">
            <text:p>2.808.090,10</text:p>
          </table:table-cell>
          <table:table-cell table:style-name="ce13" office:value-type="float" office:value="168243.24" calcext:value-type="float">
            <text:p>168.243,24</text:p>
          </table:table-cell>
          <table:table-cell table:style-name="ce13" office:value-type="float" office:value="1793073.62" calcext:value-type="float">
            <text:p>1.793.073,62</text:p>
          </table:table-cell>
          <table:table-cell table:style-name="ce13" office:value-type="float" office:value="1956711.31" calcext:value-type="float">
            <text:p>1.956.711,31</text:p>
          </table:table-cell>
          <table:table-cell table:style-name="ce13" office:value-type="float" office:value="424555.95" calcext:value-type="float">
            <text:p>424.555,95</text:p>
          </table:table-cell>
          <table:table-cell table:style-name="ce13" office:value-type="float" office:value="9360904.38" calcext:value-type="float">
            <text:p>9.360.904,38</text:p>
          </table:table-cell>
          <table:table-cell table:style-name="ce13" office:value-type="float" office:value="93392.75" calcext:value-type="float">
            <text:p>93.392,75</text:p>
          </table:table-cell>
          <table:table-cell table:style-name="ce13" office:value-type="float" office:value="1531724.02" calcext:value-type="float">
            <text:p>1.531.724,02</text:p>
          </table:table-cell>
          <table:table-cell table:style-name="ce13" office:value-type="float" office:value="3253916.1" calcext:value-type="float">
            <text:p>3.253.916,10</text:p>
          </table:table-cell>
          <table:table-cell table:style-name="ce13" office:value-type="float" office:value="1522806.71" calcext:value-type="float">
            <text:p>1.522.806,71</text:p>
          </table:table-cell>
          <table:table-cell table:style-name="ce13" office:value-type="float" office:value="14166432.15" calcext:value-type="float">
            <text:p>14.166.432,15</text:p>
          </table:table-cell>
          <table:table-cell table:style-name="ce13" office:value-type="float" office:value="103165.52" calcext:value-type="float">
            <text:p>103.165,52</text:p>
          </table:table-cell>
          <table:table-cell table:style-name="ce13" office:value-type="float" office:value="3664113.43" calcext:value-type="float">
            <text:p>3.664.113,43</text:p>
          </table:table-cell>
          <table:table-cell table:style-name="ce13" office:value-type="float" office:value="4108443.91" calcext:value-type="float">
            <text:p>4.108.443,91</text:p>
          </table:table-cell>
          <table:table-cell table:style-name="ce13" office:value-type="float" office:value="741375.72" calcext:value-type="float">
            <text:p>741.375,72</text:p>
          </table:table-cell>
          <table:table-cell table:style-name="ce13" office:value-type="float" office:value="209463.57" calcext:value-type="float">
            <text:p>209.463,57</text:p>
          </table:table-cell>
          <table:table-cell table:style-name="ce13" office:value-type="float" office:value="13.63" calcext:value-type="float">
            <text:p>13,63</text:p>
          </table:table-cell>
          <table:table-cell table:style-name="ce13" office:value-type="float" office:value="19214518" calcext:value-type="float">
            <text:p>19.214.518,00</text:p>
          </table:table-cell>
          <table:table-cell table:style-name="ce13" office:value-type="float" office:value="14360590.04" calcext:value-type="float">
            <text:p>14.360.590,04</text:p>
          </table:table-cell>
          <table:table-cell table:style-name="ce13" office:value-type="float" office:value="236098.99" calcext:value-type="float">
            <text:p>236.098,99</text:p>
          </table:table-cell>
          <table:table-cell table:style-name="ce13" office:value-type="float" office:value="34676773.69" calcext:value-type="float">
            <text:p>34.676.773,69</text:p>
          </table:table-cell>
          <table:table-cell table:style-name="ce13" office:value-type="float" office:value="405140.65" calcext:value-type="float">
            <text:p>405.140,65</text:p>
          </table:table-cell>
          <table:table-cell table:style-name="ce21" office:value-type="float" office:value="134338658.33" calcext:value-type="float">
            <text:p>134.338.658,3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AUTOMÓVEIS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4426" calcext:value-type="float">
            <text:p>14.42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870.2" calcext:value-type="float">
            <text:p>10.870,20</text:p>
          </table:table-cell>
          <table:table-cell table:style-name="ce13" office:value-type="float" office:value="11097.99" calcext:value-type="float">
            <text:p>11.097,99</text:p>
          </table:table-cell>
          <table:table-cell table:style-name="ce13" office:value-type="float" office:value="3262.05" calcext:value-type="float">
            <text:p>3.262,05</text:p>
          </table:table-cell>
          <table:table-cell table:style-name="ce13" office:value-type="float" office:value="17271243.74" calcext:value-type="float">
            <text:p>17.271.243,74</text:p>
          </table:table-cell>
          <table:table-cell table:style-name="ce13" office:value-type="float" office:value="4846850.95" calcext:value-type="float">
            <text:p>4.846.850,95</text:p>
          </table:table-cell>
          <table:table-cell table:style-name="ce13" office:value-type="float" office:value="36050.91" calcext:value-type="float">
            <text:p>36.050,91</text:p>
          </table:table-cell>
          <table:table-cell table:style-name="ce13" office:value-type="float" office:value="7915.64" calcext:value-type="float">
            <text:p>7.915,64</text:p>
          </table:table-cell>
          <table:table-cell table:style-name="ce13" office:value-type="float" office:value="26131.23" calcext:value-type="float">
            <text:p>26.131,23</text:p>
          </table:table-cell>
          <table:table-cell table:style-name="ce13" office:value-type="float" office:value="21429.23" calcext:value-type="float">
            <text:p>21.429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3662.1" calcext:value-type="float">
            <text:p>83.662,1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691.71" calcext:value-type="float">
            <text:p>9.691,71</text:p>
          </table:table-cell>
          <table:table-cell table:style-name="ce13" office:value-type="float" office:value="7944438.49" calcext:value-type="float">
            <text:p>7.944.438,49</text:p>
          </table:table-cell>
          <table:table-cell table:style-name="ce13" office:value-type="float" office:value="56271212.54" calcext:value-type="float">
            <text:p>56.271.212,54</text:p>
          </table:table-cell>
          <table:table-cell table:style-name="ce13" office:value-type="float" office:value="4937.3" calcext:value-type="float">
            <text:p>4.937,30</text:p>
          </table:table-cell>
          <table:table-cell table:style-name="ce13" office:value-type="float" office:value="86530.15" calcext:value-type="float">
            <text:p>86.530,15</text:p>
          </table:table-cell>
          <table:table-cell table:style-name="ce13" office:value-type="float" office:value="5497.28" calcext:value-type="float">
            <text:p>5.497,28</text:p>
          </table:table-cell>
          <table:table-cell table:style-name="ce13" office:value-type="float" office:value="54376.44" calcext:value-type="float">
            <text:p>54.376,44</text:p>
          </table:table-cell>
          <table:table-cell table:style-name="ce13" office:value-type="float" office:value="25673656.81" calcext:value-type="float">
            <text:p>25.673.656,81</text:p>
          </table:table-cell>
          <table:table-cell table:style-name="ce13" office:value-type="float" office:value="4510.85" calcext:value-type="float">
            <text:p>4.510,85</text:p>
          </table:table-cell>
          <table:table-cell table:style-name="ce13" office:value-type="float" office:value="109237367.94" calcext:value-type="float">
            <text:p>109.237.367,94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221625159.55" calcext:value-type="float">
            <text:p>221.625.159,5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VINCULADO À IMPORTACAO</text:p>
          </table:table-cell>
          <table:table-cell table:style-name="ce13" office:value-type="float" office:value="222238.21" calcext:value-type="float">
            <text:p>222.238,21</text:p>
          </table:table-cell>
          <table:table-cell table:style-name="ce13" office:value-type="float" office:value="918.23" calcext:value-type="float">
            <text:p>918,23</text:p>
          </table:table-cell>
          <table:table-cell table:style-name="ce13" office:value-type="float" office:value="9626776.33" calcext:value-type="float">
            <text:p>9.626.776,33</text:p>
          </table:table-cell>
          <table:table-cell table:style-name="ce13" office:value-type="float" office:value="442.79" calcext:value-type="float">
            <text:p>442,79</text:p>
          </table:table-cell>
          <table:table-cell table:style-name="ce13" office:value-type="float" office:value="46393652.49" calcext:value-type="float">
            <text:p>46.393.652,49</text:p>
          </table:table-cell>
          <table:table-cell table:style-name="ce13" office:value-type="float" office:value="59582121.98" calcext:value-type="float">
            <text:p>59.582.121,98</text:p>
          </table:table-cell>
          <table:table-cell table:style-name="ce13" office:value-type="float" office:value="1217819.61" calcext:value-type="float">
            <text:p>1.217.819,61</text:p>
          </table:table-cell>
          <table:table-cell table:style-name="ce13" office:value-type="float" office:value="240455240.98" calcext:value-type="float">
            <text:p>240.455.240,98</text:p>
          </table:table-cell>
          <table:table-cell table:style-name="ce13" office:value-type="float" office:value="6069080.55" calcext:value-type="float">
            <text:p>6.069.080,55</text:p>
          </table:table-cell>
          <table:table-cell table:style-name="ce13" office:value-type="float" office:value="316640.29" calcext:value-type="float">
            <text:p>316.640,29</text:p>
          </table:table-cell>
          <table:table-cell table:style-name="ce13" office:value-type="float" office:value="95267738.93" calcext:value-type="float">
            <text:p>95.267.738,93</text:p>
          </table:table-cell>
          <table:table-cell table:style-name="ce13" office:value-type="float" office:value="1137056.37" calcext:value-type="float">
            <text:p>1.137.056,37</text:p>
          </table:table-cell>
          <table:table-cell table:style-name="ce13" office:value-type="float" office:value="3166820.16" calcext:value-type="float">
            <text:p>3.166.820,16</text:p>
          </table:table-cell>
          <table:table-cell table:style-name="ce13" office:value-type="float" office:value="5911446.51" calcext:value-type="float">
            <text:p>5.911.446,51</text:p>
          </table:table-cell>
          <table:table-cell table:style-name="ce13" office:value-type="float" office:value="2918192.31" calcext:value-type="float">
            <text:p>2.918.192,31</text:p>
          </table:table-cell>
          <table:table-cell table:style-name="ce13" office:value-type="float" office:value="82433461.2" calcext:value-type="float">
            <text:p>82.433.461,20</text:p>
          </table:table-cell>
          <table:table-cell table:style-name="ce13" office:value-type="float" office:value="417.68" calcext:value-type="float">
            <text:p>417,68</text:p>
          </table:table-cell>
          <table:table-cell table:style-name="ce13" office:value-type="float" office:value="273055626.83" calcext:value-type="float">
            <text:p>273.055.626,83</text:p>
          </table:table-cell>
          <table:table-cell table:style-name="ce13" office:value-type="float" office:value="263683144.2" calcext:value-type="float">
            <text:p>263.683.144,20</text:p>
          </table:table-cell>
          <table:table-cell table:style-name="ce13" office:value-type="float" office:value="194435.97" calcext:value-type="float">
            <text:p>194.435,97</text:p>
          </table:table-cell>
          <table:table-cell table:style-name="ce13" office:value-type="float" office:value="102001.44" calcext:value-type="float">
            <text:p>102.001,44</text:p>
          </table:table-cell>
          <table:table-cell table:style-name="ce13" office:value-type="float" office:value="10" calcext:value-type="float">
            <text:p>10,00</text:p>
          </table:table-cell>
          <table:table-cell table:style-name="ce13" office:value-type="float" office:value="190718521.79" calcext:value-type="float">
            <text:p>190.718.521,79</text:p>
          </table:table-cell>
          <table:table-cell table:style-name="ce13" office:value-type="float" office:value="679738026.79" calcext:value-type="float">
            <text:p>679.738.026,79</text:p>
          </table:table-cell>
          <table:table-cell table:style-name="ce13" office:value-type="float" office:value="1743650.87" calcext:value-type="float">
            <text:p>1.743.650,87</text:p>
          </table:table-cell>
          <table:table-cell table:style-name="ce13" office:value-type="float" office:value="1091502050.04" calcext:value-type="float">
            <text:p>1.091.502.050,04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3055457532.55" calcext:value-type="float">
            <text:p>3.055.457.532,5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1" office:value-type="string" calcext:value-type="string">
            <text:p><text:s text:c="2"/>IPI - OUTROS</text:p>
          </table:table-cell>
          <table:table-cell table:style-name="ce13" office:value-type="float" office:value="132653.94" calcext:value-type="float">
            <text:p>132.653,94</text:p>
          </table:table-cell>
          <table:table-cell table:style-name="ce13" office:value-type="float" office:value="19071623.35" calcext:value-type="float">
            <text:p>19.071.623,35</text:p>
          </table:table-cell>
          <table:table-cell table:style-name="ce13" office:value-type="float" office:value="2560675.32" calcext:value-type="float">
            <text:p>2.560.675,32</text:p>
          </table:table-cell>
          <table:table-cell table:style-name="ce13" office:value-type="float" office:value="347049.38" calcext:value-type="float">
            <text:p>347.049,38</text:p>
          </table:table-cell>
          <table:table-cell table:style-name="ce13" office:value-type="float" office:value="103764350.06" calcext:value-type="float">
            <text:p>103.764.350,06</text:p>
          </table:table-cell>
          <table:table-cell table:style-name="ce13" office:value-type="float" office:value="24525343.05" calcext:value-type="float">
            <text:p>24.525.343,05</text:p>
          </table:table-cell>
          <table:table-cell table:style-name="ce13" office:value-type="float" office:value="6501161.89" calcext:value-type="float">
            <text:p>6.501.161,89</text:p>
          </table:table-cell>
          <table:table-cell table:style-name="ce13" office:value-type="float" office:value="102950621.83" calcext:value-type="float">
            <text:p>102.950.621,83</text:p>
          </table:table-cell>
          <table:table-cell table:style-name="ce13" office:value-type="float" office:value="52218245.04" calcext:value-type="float">
            <text:p>52.218.245,04</text:p>
          </table:table-cell>
          <table:table-cell table:style-name="ce13" office:value-type="float" office:value="1384920" calcext:value-type="float">
            <text:p>1.384.920,00</text:p>
          </table:table-cell>
          <table:table-cell table:style-name="ce13" office:value-type="float" office:value="295525634.2" calcext:value-type="float">
            <text:p>295.525.634,20</text:p>
          </table:table-cell>
          <table:table-cell table:style-name="ce13" office:value-type="float" office:value="15196540.6" calcext:value-type="float">
            <text:p>15.196.540,60</text:p>
          </table:table-cell>
          <table:table-cell table:style-name="ce13" office:value-type="float" office:value="7127352.24" calcext:value-type="float">
            <text:p>7.127.352,24</text:p>
          </table:table-cell>
          <table:table-cell table:style-name="ce13" office:value-type="float" office:value="23869006.93" calcext:value-type="float">
            <text:p>23.869.006,93</text:p>
          </table:table-cell>
          <table:table-cell table:style-name="ce13" office:value-type="float" office:value="5981271.51" calcext:value-type="float">
            <text:p>5.981.271,51</text:p>
          </table:table-cell>
          <table:table-cell table:style-name="ce13" office:value-type="float" office:value="51067634.88" calcext:value-type="float">
            <text:p>51.067.634,88</text:p>
          </table:table-cell>
          <table:table-cell table:style-name="ce13" office:value-type="float" office:value="3374037.34" calcext:value-type="float">
            <text:p>3.374.037,34</text:p>
          </table:table-cell>
          <table:table-cell table:style-name="ce13" office:value-type="float" office:value="235181168.72" calcext:value-type="float">
            <text:p>235.181.168,72</text:p>
          </table:table-cell>
          <table:table-cell table:style-name="ce13" office:value-type="float" office:value="208833008.59" calcext:value-type="float">
            <text:p>208.833.008,59</text:p>
          </table:table-cell>
          <table:table-cell table:style-name="ce13" office:value-type="float" office:value="4377498.64" calcext:value-type="float">
            <text:p>4.377.498,64</text:p>
          </table:table-cell>
          <table:table-cell table:style-name="ce13" office:value-type="float" office:value="7165251.87" calcext:value-type="float">
            <text:p>7.165.251,87</text:p>
          </table:table-cell>
          <table:table-cell table:style-name="ce13" office:value-type="float" office:value="54300.41" calcext:value-type="float">
            <text:p>54.300,41</text:p>
          </table:table-cell>
          <table:table-cell table:style-name="ce13" office:value-type="float" office:value="279039171.57" calcext:value-type="float">
            <text:p>279.039.171,57</text:p>
          </table:table-cell>
          <table:table-cell table:style-name="ce13" office:value-type="float" office:value="370892595.92" calcext:value-type="float">
            <text:p>370.892.595,92</text:p>
          </table:table-cell>
          <table:table-cell table:style-name="ce13" office:value-type="float" office:value="8808002.21" calcext:value-type="float">
            <text:p>8.808.002,21</text:p>
          </table:table-cell>
          <table:table-cell table:style-name="ce13" office:value-type="float" office:value="1666052599.91" calcext:value-type="float">
            <text:p>1.666.052.599,91</text:p>
          </table:table-cell>
          <table:table-cell table:style-name="ce13" office:value-type="float" office:value="2121017.32" calcext:value-type="float">
            <text:p>2.121.017,32</text:p>
          </table:table-cell>
          <table:table-cell table:style-name="ce21" office:value-type="float" office:value="3498122736.72" calcext:value-type="float">
            <text:p>3.498.122.736,7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A RENDA - TOTAL</text:p>
          </table:table-cell>
          <table:table-cell table:style-name="ce13" office:value-type="float" office:value="30344144.15" calcext:value-type="float">
            <text:p>30.344.144,15</text:p>
          </table:table-cell>
          <table:table-cell table:style-name="ce13" office:value-type="float" office:value="111753610.71" calcext:value-type="float">
            <text:p>111.753.610,71</text:p>
          </table:table-cell>
          <table:table-cell table:style-name="ce13" office:value-type="float" office:value="382418598.22" calcext:value-type="float">
            <text:p>382.418.598,22</text:p>
          </table:table-cell>
          <table:table-cell table:style-name="ce13" office:value-type="float" office:value="19971228.16" calcext:value-type="float">
            <text:p>19.971.228,16</text:p>
          </table:table-cell>
          <table:table-cell table:style-name="ce13" office:value-type="float" office:value="660484476.51" calcext:value-type="float">
            <text:p>660.484.476,51</text:p>
          </table:table-cell>
          <table:table-cell table:style-name="ce13" office:value-type="float" office:value="476439558.07" calcext:value-type="float">
            <text:p>476.439.558,07</text:p>
          </table:table-cell>
          <table:table-cell table:style-name="ce13" office:value-type="float" office:value="6425723951.97" calcext:value-type="float">
            <text:p>6.425.723.951,97</text:p>
          </table:table-cell>
          <table:table-cell table:style-name="ce13" office:value-type="float" office:value="436106386.3" calcext:value-type="float">
            <text:p>436.106.386,30</text:p>
          </table:table-cell>
          <table:table-cell table:style-name="ce13" office:value-type="float" office:value="590382726.86" calcext:value-type="float">
            <text:p>590.382.726,86</text:p>
          </table:table-cell>
          <table:table-cell table:style-name="ce13" office:value-type="float" office:value="145591734.55" calcext:value-type="float">
            <text:p>145.591.734,55</text:p>
          </table:table-cell>
          <table:table-cell table:style-name="ce13" office:value-type="float" office:value="2763162391.49" calcext:value-type="float">
            <text:p>2.763.162.391,49</text:p>
          </table:table-cell>
          <table:table-cell table:style-name="ce13" office:value-type="float" office:value="256716934.58" calcext:value-type="float">
            <text:p>256.716.934,58</text:p>
          </table:table-cell>
          <table:table-cell table:style-name="ce13" office:value-type="float" office:value="408165721.21" calcext:value-type="float">
            <text:p>408.165.721,21</text:p>
          </table:table-cell>
          <table:table-cell table:style-name="ce13" office:value-type="float" office:value="316326004.56" calcext:value-type="float">
            <text:p>316.326.004,56</text:p>
          </table:table-cell>
          <table:table-cell table:style-name="ce13" office:value-type="float" office:value="162166699.9" calcext:value-type="float">
            <text:p>162.166.699,90</text:p>
          </table:table-cell>
          <table:table-cell table:style-name="ce13" office:value-type="float" office:value="490100992.14" calcext:value-type="float">
            <text:p>490.100.992,14</text:p>
          </table:table-cell>
          <table:table-cell table:style-name="ce13" office:value-type="float" office:value="93587620.94" calcext:value-type="float">
            <text:p>93.587.620,94</text:p>
          </table:table-cell>
          <table:table-cell table:style-name="ce13" office:value-type="float" office:value="1817367799.83" calcext:value-type="float">
            <text:p>1.817.367.799,83</text:p>
          </table:table-cell>
          <table:table-cell table:style-name="ce13" office:value-type="float" office:value="11342985093.67" calcext:value-type="float">
            <text:p>11.342.985.093,67</text:p>
          </table:table-cell>
          <table:table-cell table:style-name="ce13" office:value-type="float" office:value="148921926.24" calcext:value-type="float">
            <text:p>148.921.926,24</text:p>
          </table:table-cell>
          <table:table-cell table:style-name="ce13" office:value-type="float" office:value="87778946.48" calcext:value-type="float">
            <text:p>87.778.946,48</text:p>
          </table:table-cell>
          <table:table-cell table:style-name="ce13" office:value-type="float" office:value="25025851.92" calcext:value-type="float">
            <text:p>25.025.851,92</text:p>
          </table:table-cell>
          <table:table-cell table:style-name="ce13" office:value-type="float" office:value="1866267212.5" calcext:value-type="float">
            <text:p>1.866.267.212,50</text:p>
          </table:table-cell>
          <table:table-cell table:style-name="ce13" office:value-type="float" office:value="1183504236.93" calcext:value-type="float">
            <text:p>1.183.504.236,93</text:p>
          </table:table-cell>
          <table:table-cell table:style-name="ce13" office:value-type="float" office:value="101754476" calcext:value-type="float">
            <text:p>101.754.476,00</text:p>
          </table:table-cell>
          <table:table-cell table:style-name="ce13" office:value-type="float" office:value="23172077491.09" calcext:value-type="float">
            <text:p>23.172.077.491,09</text:p>
          </table:table-cell>
          <table:table-cell table:style-name="ce13" office:value-type="float" office:value="59379031.46" calcext:value-type="float">
            <text:p>59.379.031,46</text:p>
          </table:table-cell>
          <table:table-cell table:style-name="ce21" office:value-type="float" office:value="53574504846.44" calcext:value-type="float">
            <text:p>53.574.504.846,4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F</text:p>
          </table:table-cell>
          <table:table-cell table:style-name="ce13" office:value-type="float" office:value="7385402.23" calcext:value-type="float">
            <text:p>7.385.402,23</text:p>
          </table:table-cell>
          <table:table-cell table:style-name="ce13" office:value-type="float" office:value="26519083.77" calcext:value-type="float">
            <text:p>26.519.083,77</text:p>
          </table:table-cell>
          <table:table-cell table:style-name="ce13" office:value-type="float" office:value="26109991.29" calcext:value-type="float">
            <text:p>26.109.991,29</text:p>
          </table:table-cell>
          <table:table-cell table:style-name="ce13" office:value-type="float" office:value="6431898.74" calcext:value-type="float">
            <text:p>6.431.898,74</text:p>
          </table:table-cell>
          <table:table-cell table:style-name="ce13" office:value-type="float" office:value="127382193.9" calcext:value-type="float">
            <text:p>127.382.193,90</text:p>
          </table:table-cell>
          <table:table-cell table:style-name="ce13" office:value-type="float" office:value="75102911.76" calcext:value-type="float">
            <text:p>75.102.911,76</text:p>
          </table:table-cell>
          <table:table-cell table:style-name="ce13" office:value-type="float" office:value="123372143.37" calcext:value-type="float">
            <text:p>123.372.143,37</text:p>
          </table:table-cell>
          <table:table-cell table:style-name="ce13" office:value-type="float" office:value="45222183.94" calcext:value-type="float">
            <text:p>45.222.183,94</text:p>
          </table:table-cell>
          <table:table-cell table:style-name="ce13" office:value-type="float" office:value="104279429.97" calcext:value-type="float">
            <text:p>104.279.429,97</text:p>
          </table:table-cell>
          <table:table-cell table:style-name="ce13" office:value-type="float" office:value="34988146.07" calcext:value-type="float">
            <text:p>34.988.146,07</text:p>
          </table:table-cell>
          <table:table-cell table:style-name="ce13" office:value-type="float" office:value="367888921.17" calcext:value-type="float">
            <text:p>367.888.921,17</text:p>
          </table:table-cell>
          <table:table-cell table:style-name="ce13" office:value-type="float" office:value="70916589.93" calcext:value-type="float">
            <text:p>70.916.589,93</text:p>
          </table:table-cell>
          <table:table-cell table:style-name="ce13" office:value-type="float" office:value="72355733.15" calcext:value-type="float">
            <text:p>72.355.733,15</text:p>
          </table:table-cell>
          <table:table-cell table:style-name="ce13" office:value-type="float" office:value="40925760.69" calcext:value-type="float">
            <text:p>40.925.760,69</text:p>
          </table:table-cell>
          <table:table-cell table:style-name="ce13" office:value-type="float" office:value="36755410.2" calcext:value-type="float">
            <text:p>36.755.410,20</text:p>
          </table:table-cell>
          <table:table-cell table:style-name="ce13" office:value-type="float" office:value="79877455.93" calcext:value-type="float">
            <text:p>79.877.455,93</text:p>
          </table:table-cell>
          <table:table-cell table:style-name="ce13" office:value-type="float" office:value="22065216.4" calcext:value-type="float">
            <text:p>22.065.216,40</text:p>
          </table:table-cell>
          <table:table-cell table:style-name="ce13" office:value-type="float" office:value="323935362.32" calcext:value-type="float">
            <text:p>323.935.362,32</text:p>
          </table:table-cell>
          <table:table-cell table:style-name="ce13" office:value-type="float" office:value="485284880.76" calcext:value-type="float">
            <text:p>485.284.880,76</text:p>
          </table:table-cell>
          <table:table-cell table:style-name="ce13" office:value-type="float" office:value="27935869.27" calcext:value-type="float">
            <text:p>27.935.869,27</text:p>
          </table:table-cell>
          <table:table-cell table:style-name="ce13" office:value-type="float" office:value="18960151.58" calcext:value-type="float">
            <text:p>18.960.151,58</text:p>
          </table:table-cell>
          <table:table-cell table:style-name="ce13" office:value-type="float" office:value="6159360.38" calcext:value-type="float">
            <text:p>6.159.360,38</text:p>
          </table:table-cell>
          <table:table-cell table:style-name="ce13" office:value-type="float" office:value="260526785.76" calcext:value-type="float">
            <text:p>260.526.785,76</text:p>
          </table:table-cell>
          <table:table-cell table:style-name="ce13" office:value-type="float" office:value="149501745.67" calcext:value-type="float">
            <text:p>149.501.745,67</text:p>
          </table:table-cell>
          <table:table-cell table:style-name="ce13" office:value-type="float" office:value="22135211.61" calcext:value-type="float">
            <text:p>22.135.211,61</text:p>
          </table:table-cell>
          <table:table-cell table:style-name="ce13" office:value-type="float" office:value="1895235608.28" calcext:value-type="float">
            <text:p>1.895.235.608,28</text:p>
          </table:table-cell>
          <table:table-cell table:style-name="ce13" office:value-type="float" office:value="13239462.31" calcext:value-type="float">
            <text:p>13.239.462,31</text:p>
          </table:table-cell>
          <table:table-cell table:style-name="ce21" office:value-type="float" office:value="4470492910.45" calcext:value-type="float">
            <text:p>4.470.492.910,4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J</text:p>
          </table:table-cell>
          <table:table-cell table:style-name="ce13" office:value-type="float" office:value="10125804.25" calcext:value-type="float">
            <text:p>10.125.804,25</text:p>
          </table:table-cell>
          <table:table-cell table:style-name="ce13" office:value-type="float" office:value="37223760.47" calcext:value-type="float">
            <text:p>37.223.760,47</text:p>
          </table:table-cell>
          <table:table-cell table:style-name="ce13" office:value-type="float" office:value="220225608.73" calcext:value-type="float">
            <text:p>220.225.608,73</text:p>
          </table:table-cell>
          <table:table-cell table:style-name="ce13" office:value-type="float" office:value="5583186.26" calcext:value-type="float">
            <text:p>5.583.186,26</text:p>
          </table:table-cell>
          <table:table-cell table:style-name="ce13" office:value-type="float" office:value="233055747.5" calcext:value-type="float">
            <text:p>233.055.747,50</text:p>
          </table:table-cell>
          <table:table-cell table:style-name="ce13" office:value-type="float" office:value="158544181.18" calcext:value-type="float">
            <text:p>158.544.181,18</text:p>
          </table:table-cell>
          <table:table-cell table:style-name="ce13" office:value-type="float" office:value="549622448.58" calcext:value-type="float">
            <text:p>549.622.448,58</text:p>
          </table:table-cell>
          <table:table-cell table:style-name="ce13" office:value-type="float" office:value="209288238.6" calcext:value-type="float">
            <text:p>209.288.238,60</text:p>
          </table:table-cell>
          <table:table-cell table:style-name="ce13" office:value-type="float" office:value="276495490.21" calcext:value-type="float">
            <text:p>276.495.490,21</text:p>
          </table:table-cell>
          <table:table-cell table:style-name="ce13" office:value-type="float" office:value="51082011.12" calcext:value-type="float">
            <text:p>51.082.011,12</text:p>
          </table:table-cell>
          <table:table-cell table:style-name="ce13" office:value-type="float" office:value="1166072257.97" calcext:value-type="float">
            <text:p>1.166.072.257,97</text:p>
          </table:table-cell>
          <table:table-cell table:style-name="ce13" office:value-type="float" office:value="102786755.34" calcext:value-type="float">
            <text:p>102.786.755,34</text:p>
          </table:table-cell>
          <table:table-cell table:style-name="ce13" office:value-type="float" office:value="198078672.05" calcext:value-type="float">
            <text:p>198.078.672,05</text:p>
          </table:table-cell>
          <table:table-cell table:style-name="ce13" office:value-type="float" office:value="148728879.14" calcext:value-type="float">
            <text:p>148.728.879,14</text:p>
          </table:table-cell>
          <table:table-cell table:style-name="ce13" office:value-type="float" office:value="44474935.11" calcext:value-type="float">
            <text:p>44.474.935,11</text:p>
          </table:table-cell>
          <table:table-cell table:style-name="ce13" office:value-type="float" office:value="183050672.04" calcext:value-type="float">
            <text:p>183.050.672,04</text:p>
          </table:table-cell>
          <table:table-cell table:style-name="ce13" office:value-type="float" office:value="35123992.63" calcext:value-type="float">
            <text:p>35.123.992,63</text:p>
          </table:table-cell>
          <table:table-cell table:style-name="ce13" office:value-type="float" office:value="764398353.73" calcext:value-type="float">
            <text:p>764.398.353,73</text:p>
          </table:table-cell>
          <table:table-cell table:style-name="ce13" office:value-type="float" office:value="4534325104.09" calcext:value-type="float">
            <text:p>4.534.325.104,09</text:p>
          </table:table-cell>
          <table:table-cell table:style-name="ce13" office:value-type="float" office:value="55414890.04" calcext:value-type="float">
            <text:p>55.414.890,04</text:p>
          </table:table-cell>
          <table:table-cell table:style-name="ce13" office:value-type="float" office:value="31436313.43" calcext:value-type="float">
            <text:p>31.436.313,43</text:p>
          </table:table-cell>
          <table:table-cell table:style-name="ce13" office:value-type="float" office:value="9804392.65" calcext:value-type="float">
            <text:p>9.804.392,65</text:p>
          </table:table-cell>
          <table:table-cell table:style-name="ce13" office:value-type="float" office:value="746881589.27" calcext:value-type="float">
            <text:p>746.881.589,27</text:p>
          </table:table-cell>
          <table:table-cell table:style-name="ce13" office:value-type="float" office:value="593559331.66" calcext:value-type="float">
            <text:p>593.559.331,66</text:p>
          </table:table-cell>
          <table:table-cell table:style-name="ce13" office:value-type="float" office:value="37344553.7" calcext:value-type="float">
            <text:p>37.344.553,70</text:p>
          </table:table-cell>
          <table:table-cell table:style-name="ce13" office:value-type="float" office:value="6522515708.93" calcext:value-type="float">
            <text:p>6.522.515.708,93</text:p>
          </table:table-cell>
          <table:table-cell table:style-name="ce13" office:value-type="float" office:value="25440519.47" calcext:value-type="float">
            <text:p>25.440.519,47</text:p>
          </table:table-cell>
          <table:table-cell table:style-name="ce21" office:value-type="float" office:value="16950683398.15" calcext:value-type="float">
            <text:p>16.950.683.398,1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ENTIDADES FINANCEIRAS</text:p>
          </table:table-cell>
          <table:table-cell table:style-name="ce13" office:value-type="float" office:value="8277.14" calcext:value-type="float">
            <text:p>8.277,1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34560.06" calcext:value-type="float">
            <text:p>434.560,0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442469.54" calcext:value-type="float">
            <text:p>3.442.469,54</text:p>
          </table:table-cell>
          <table:table-cell table:style-name="ce13" office:value-type="float" office:value="28798110.96" calcext:value-type="float">
            <text:p>28.798.110,96</text:p>
          </table:table-cell>
          <table:table-cell table:style-name="ce13" office:value-type="float" office:value="74542610.66" calcext:value-type="float">
            <text:p>74.542.610,66</text:p>
          </table:table-cell>
          <table:table-cell table:style-name="ce13" office:value-type="float" office:value="7580832.28" calcext:value-type="float">
            <text:p>7.580.832,28</text:p>
          </table:table-cell>
          <table:table-cell table:style-name="ce13" office:value-type="float" office:value="1239375.52" calcext:value-type="float">
            <text:p>1.239.375,5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5650357.05" calcext:value-type="float">
            <text:p>5.650.357,05</text:p>
          </table:table-cell>
          <table:table-cell table:style-name="ce13" office:value-type="float" office:value="1379.97" calcext:value-type="float">
            <text:p>1.379,97</text:p>
          </table:table-cell>
          <table:table-cell table:style-name="ce13" office:value-type="float" office:value="281891.66" calcext:value-type="float">
            <text:p>281.891,66</text:p>
          </table:table-cell>
          <table:table-cell table:style-name="ce13" office:value-type="float" office:value="10532968.17" calcext:value-type="float">
            <text:p>10.532.968,17</text:p>
          </table:table-cell>
          <table:table-cell table:style-name="ce13" office:value-type="float" office:value="5572.92" calcext:value-type="float">
            <text:p>5.572,92</text:p>
          </table:table-cell>
          <table:table-cell table:style-name="ce13" office:value-type="float" office:value="556437.22" calcext:value-type="float">
            <text:p>556.437,22</text:p>
          </table:table-cell>
          <table:table-cell table:style-name="ce13" office:value-type="float" office:value="21272.75" calcext:value-type="float">
            <text:p>21.272,75</text:p>
          </table:table-cell>
          <table:table-cell table:style-name="ce13" office:value-type="float" office:value="17368079.17" calcext:value-type="float">
            <text:p>17.368.079,17</text:p>
          </table:table-cell>
          <table:table-cell table:style-name="ce13" office:value-type="float" office:value="183628166.45" calcext:value-type="float">
            <text:p>183.628.166,4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7891.67" calcext:value-type="float">
            <text:p>277.891,67</text:p>
          </table:table-cell>
          <table:table-cell table:style-name="ce13" office:value-type="float" office:value="1963.95" calcext:value-type="float">
            <text:p>1.963,95</text:p>
          </table:table-cell>
          <table:table-cell table:style-name="ce13" office:value-type="float" office:value="23288296.48" calcext:value-type="float">
            <text:p>23.288.296,48</text:p>
          </table:table-cell>
          <table:table-cell table:style-name="ce13" office:value-type="float" office:value="2020231.3" calcext:value-type="float">
            <text:p>2.020.231,30</text:p>
          </table:table-cell>
          <table:table-cell table:style-name="ce13" office:value-type="float" office:value="3021623.51" calcext:value-type="float">
            <text:p>3.021.623,51</text:p>
          </table:table-cell>
          <table:table-cell table:style-name="ce13" office:value-type="float" office:value="692214665.88" calcext:value-type="float">
            <text:p>692.214.665,88</text:p>
          </table:table-cell>
          <table:table-cell table:style-name="ce13" office:value-type="float" office:value="10885.71" calcext:value-type="float">
            <text:p>10.885,71</text:p>
          </table:table-cell>
          <table:table-cell table:style-name="ce21" office:value-type="float" office:value="1054927942.38" calcext:value-type="float">
            <text:p>1.054.927.942,3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DEMAIS EMPRESAS</text:p>
          </table:table-cell>
          <table:table-cell table:style-name="ce13" office:value-type="float" office:value="10117527.11" calcext:value-type="float">
            <text:p>10.117.527,11</text:p>
          </table:table-cell>
          <table:table-cell table:style-name="ce13" office:value-type="float" office:value="37223760.47" calcext:value-type="float">
            <text:p>37.223.760,47</text:p>
          </table:table-cell>
          <table:table-cell table:style-name="ce13" office:value-type="float" office:value="219791048.67" calcext:value-type="float">
            <text:p>219.791.048,67</text:p>
          </table:table-cell>
          <table:table-cell table:style-name="ce13" office:value-type="float" office:value="5583186.26" calcext:value-type="float">
            <text:p>5.583.186,26</text:p>
          </table:table-cell>
          <table:table-cell table:style-name="ce13" office:value-type="float" office:value="229613277.96" calcext:value-type="float">
            <text:p>229.613.277,96</text:p>
          </table:table-cell>
          <table:table-cell table:style-name="ce13" office:value-type="float" office:value="129746070.22" calcext:value-type="float">
            <text:p>129.746.070,22</text:p>
          </table:table-cell>
          <table:table-cell table:style-name="ce13" office:value-type="float" office:value="475079837.92" calcext:value-type="float">
            <text:p>475.079.837,92</text:p>
          </table:table-cell>
          <table:table-cell table:style-name="ce13" office:value-type="float" office:value="201707406.32" calcext:value-type="float">
            <text:p>201.707.406,32</text:p>
          </table:table-cell>
          <table:table-cell table:style-name="ce13" office:value-type="float" office:value="275256114.69" calcext:value-type="float">
            <text:p>275.256.114,69</text:p>
          </table:table-cell>
          <table:table-cell table:style-name="ce13" office:value-type="float" office:value="51081988.76" calcext:value-type="float">
            <text:p>51.081.988,76</text:p>
          </table:table-cell>
          <table:table-cell table:style-name="ce13" office:value-type="float" office:value="1160421900.92" calcext:value-type="float">
            <text:p>1.160.421.900,92</text:p>
          </table:table-cell>
          <table:table-cell table:style-name="ce13" office:value-type="float" office:value="102785375.37" calcext:value-type="float">
            <text:p>102.785.375,37</text:p>
          </table:table-cell>
          <table:table-cell table:style-name="ce13" office:value-type="float" office:value="197796780.39" calcext:value-type="float">
            <text:p>197.796.780,39</text:p>
          </table:table-cell>
          <table:table-cell table:style-name="ce13" office:value-type="float" office:value="138195910.97" calcext:value-type="float">
            <text:p>138.195.910,97</text:p>
          </table:table-cell>
          <table:table-cell table:style-name="ce13" office:value-type="float" office:value="44469362.19" calcext:value-type="float">
            <text:p>44.469.362,19</text:p>
          </table:table-cell>
          <table:table-cell table:style-name="ce13" office:value-type="float" office:value="182494234.82" calcext:value-type="float">
            <text:p>182.494.234,82</text:p>
          </table:table-cell>
          <table:table-cell table:style-name="ce13" office:value-type="float" office:value="35102719.88" calcext:value-type="float">
            <text:p>35.102.719,88</text:p>
          </table:table-cell>
          <table:table-cell table:style-name="ce13" office:value-type="float" office:value="747030274.56" calcext:value-type="float">
            <text:p>747.030.274,56</text:p>
          </table:table-cell>
          <table:table-cell table:style-name="ce13" office:value-type="float" office:value="4350696937.64" calcext:value-type="float">
            <text:p>4.350.696.937,64</text:p>
          </table:table-cell>
          <table:table-cell table:style-name="ce13" office:value-type="float" office:value="55414890.04" calcext:value-type="float">
            <text:p>55.414.890,04</text:p>
          </table:table-cell>
          <table:table-cell table:style-name="ce13" office:value-type="float" office:value="31158421.76" calcext:value-type="float">
            <text:p>31.158.421,76</text:p>
          </table:table-cell>
          <table:table-cell table:style-name="ce13" office:value-type="float" office:value="9802428.7" calcext:value-type="float">
            <text:p>9.802.428,70</text:p>
          </table:table-cell>
          <table:table-cell table:style-name="ce13" office:value-type="float" office:value="723593292.79" calcext:value-type="float">
            <text:p>723.593.292,79</text:p>
          </table:table-cell>
          <table:table-cell table:style-name="ce13" office:value-type="float" office:value="591539100.36" calcext:value-type="float">
            <text:p>591.539.100,36</text:p>
          </table:table-cell>
          <table:table-cell table:style-name="ce13" office:value-type="float" office:value="34322930.19" calcext:value-type="float">
            <text:p>34.322.930,19</text:p>
          </table:table-cell>
          <table:table-cell table:style-name="ce13" office:value-type="float" office:value="5830301043.05" calcext:value-type="float">
            <text:p>5.830.301.043,05</text:p>
          </table:table-cell>
          <table:table-cell table:style-name="ce13" office:value-type="float" office:value="25429633.76" calcext:value-type="float">
            <text:p>25.429.633,76</text:p>
          </table:table-cell>
          <table:table-cell table:style-name="ce21" office:value-type="float" office:value="15895755455.77" calcext:value-type="float">
            <text:p>15.895.755.455,7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MPOSTO S/ RENDA RETIDO NA FONTE</text:p>
          </table:table-cell>
          <table:table-cell table:style-name="ce13" office:value-type="float" office:value="12832937.67" calcext:value-type="float">
            <text:p>12.832.937,67</text:p>
          </table:table-cell>
          <table:table-cell table:style-name="ce13" office:value-type="float" office:value="48010766.47" calcext:value-type="float">
            <text:p>48.010.766,47</text:p>
          </table:table-cell>
          <table:table-cell table:style-name="ce13" office:value-type="float" office:value="136082998.2" calcext:value-type="float">
            <text:p>136.082.998,20</text:p>
          </table:table-cell>
          <table:table-cell table:style-name="ce13" office:value-type="float" office:value="7956143.16" calcext:value-type="float">
            <text:p>7.956.143,16</text:p>
          </table:table-cell>
          <table:table-cell table:style-name="ce13" office:value-type="float" office:value="300046535.11" calcext:value-type="float">
            <text:p>300.046.535,11</text:p>
          </table:table-cell>
          <table:table-cell table:style-name="ce13" office:value-type="float" office:value="242792465.13" calcext:value-type="float">
            <text:p>242.792.465,13</text:p>
          </table:table-cell>
          <table:table-cell table:style-name="ce13" office:value-type="float" office:value="5752729360.02" calcext:value-type="float">
            <text:p>5.752.729.360,02</text:p>
          </table:table-cell>
          <table:table-cell table:style-name="ce13" office:value-type="float" office:value="181595963.76" calcext:value-type="float">
            <text:p>181.595.963,76</text:p>
          </table:table-cell>
          <table:table-cell table:style-name="ce13" office:value-type="float" office:value="209607806.68" calcext:value-type="float">
            <text:p>209.607.806,68</text:p>
          </table:table-cell>
          <table:table-cell table:style-name="ce13" office:value-type="float" office:value="59521577.36" calcext:value-type="float">
            <text:p>59.521.577,36</text:p>
          </table:table-cell>
          <table:table-cell table:style-name="ce13" office:value-type="float" office:value="1229201212.35" calcext:value-type="float">
            <text:p>1.229.201.212,35</text:p>
          </table:table-cell>
          <table:table-cell table:style-name="ce13" office:value-type="float" office:value="83013589.31" calcext:value-type="float">
            <text:p>83.013.589,31</text:p>
          </table:table-cell>
          <table:table-cell table:style-name="ce13" office:value-type="float" office:value="137731316.01" calcext:value-type="float">
            <text:p>137.731.316,01</text:p>
          </table:table-cell>
          <table:table-cell table:style-name="ce13" office:value-type="float" office:value="126671364.73" calcext:value-type="float">
            <text:p>126.671.364,73</text:p>
          </table:table-cell>
          <table:table-cell table:style-name="ce13" office:value-type="float" office:value="80936354.59" calcext:value-type="float">
            <text:p>80.936.354,59</text:p>
          </table:table-cell>
          <table:table-cell table:style-name="ce13" office:value-type="float" office:value="227172864.17" calcext:value-type="float">
            <text:p>227.172.864,17</text:p>
          </table:table-cell>
          <table:table-cell table:style-name="ce13" office:value-type="float" office:value="36398411.91" calcext:value-type="float">
            <text:p>36.398.411,91</text:p>
          </table:table-cell>
          <table:table-cell table:style-name="ce13" office:value-type="float" office:value="729034083.78" calcext:value-type="float">
            <text:p>729.034.083,78</text:p>
          </table:table-cell>
          <table:table-cell table:style-name="ce13" office:value-type="float" office:value="6323375108.82" calcext:value-type="float">
            <text:p>6.323.375.108,82</text:p>
          </table:table-cell>
          <table:table-cell table:style-name="ce13" office:value-type="float" office:value="65571166.93" calcext:value-type="float">
            <text:p>65.571.166,93</text:p>
          </table:table-cell>
          <table:table-cell table:style-name="ce13" office:value-type="float" office:value="37382481.47" calcext:value-type="float">
            <text:p>37.382.481,47</text:p>
          </table:table-cell>
          <table:table-cell table:style-name="ce13" office:value-type="float" office:value="9062098.89" calcext:value-type="float">
            <text:p>9.062.098,89</text:p>
          </table:table-cell>
          <table:table-cell table:style-name="ce13" office:value-type="float" office:value="858858837.47" calcext:value-type="float">
            <text:p>858.858.837,47</text:p>
          </table:table-cell>
          <table:table-cell table:style-name="ce13" office:value-type="float" office:value="440443159.6" calcext:value-type="float">
            <text:p>440.443.159,60</text:p>
          </table:table-cell>
          <table:table-cell table:style-name="ce13" office:value-type="float" office:value="42274710.69" calcext:value-type="float">
            <text:p>42.274.710,69</text:p>
          </table:table-cell>
          <table:table-cell table:style-name="ce13" office:value-type="float" office:value="14754326173.88" calcext:value-type="float">
            <text:p>14.754.326.173,88</text:p>
          </table:table-cell>
          <table:table-cell table:style-name="ce13" office:value-type="float" office:value="20699049.68" calcext:value-type="float">
            <text:p>20.699.049,68</text:p>
          </table:table-cell>
          <table:table-cell table:style-name="ce21" office:value-type="float" office:value="32153328537.84" calcext:value-type="float">
            <text:p>32.153.328.537,8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TRABALHO</text:p>
          </table:table-cell>
          <table:table-cell table:style-name="ce13" office:value-type="float" office:value="10557072.37" calcext:value-type="float">
            <text:p>10.557.072,37</text:p>
          </table:table-cell>
          <table:table-cell table:style-name="ce13" office:value-type="float" office:value="41389393.78" calcext:value-type="float">
            <text:p>41.389.393,78</text:p>
          </table:table-cell>
          <table:table-cell table:style-name="ce13" office:value-type="float" office:value="92704106.39" calcext:value-type="float">
            <text:p>92.704.106,39</text:p>
          </table:table-cell>
          <table:table-cell table:style-name="ce13" office:value-type="float" office:value="7159034.24" calcext:value-type="float">
            <text:p>7.159.034,24</text:p>
          </table:table-cell>
          <table:table-cell table:style-name="ce13" office:value-type="float" office:value="229846007.91" calcext:value-type="float">
            <text:p>229.846.007,91</text:p>
          </table:table-cell>
          <table:table-cell table:style-name="ce13" office:value-type="float" office:value="176665874.49" calcext:value-type="float">
            <text:p>176.665.874,49</text:p>
          </table:table-cell>
          <table:table-cell table:style-name="ce13" office:value-type="float" office:value="4376418244.41" calcext:value-type="float">
            <text:p>4.376.418.244,41</text:p>
          </table:table-cell>
          <table:table-cell table:style-name="ce13" office:value-type="float" office:value="114806614.38" calcext:value-type="float">
            <text:p>114.806.614,38</text:p>
          </table:table-cell>
          <table:table-cell table:style-name="ce13" office:value-type="float" office:value="157694697.6" calcext:value-type="float">
            <text:p>157.694.697,60</text:p>
          </table:table-cell>
          <table:table-cell table:style-name="ce13" office:value-type="float" office:value="53457649.66" calcext:value-type="float">
            <text:p>53.457.649,66</text:p>
          </table:table-cell>
          <table:table-cell table:style-name="ce13" office:value-type="float" office:value="647794669.06" calcext:value-type="float">
            <text:p>647.794.669,06</text:p>
          </table:table-cell>
          <table:table-cell table:style-name="ce13" office:value-type="float" office:value="66477906.74" calcext:value-type="float">
            <text:p>66.477.906,74</text:p>
          </table:table-cell>
          <table:table-cell table:style-name="ce13" office:value-type="float" office:value="108761490.73" calcext:value-type="float">
            <text:p>108.761.490,73</text:p>
          </table:table-cell>
          <table:table-cell table:style-name="ce13" office:value-type="float" office:value="106044811.65" calcext:value-type="float">
            <text:p>106.044.811,65</text:p>
          </table:table-cell>
          <table:table-cell table:style-name="ce13" office:value-type="float" office:value="75234886.6" calcext:value-type="float">
            <text:p>75.234.886,60</text:p>
          </table:table-cell>
          <table:table-cell table:style-name="ce13" office:value-type="float" office:value="178705236.66" calcext:value-type="float">
            <text:p>178.705.236,66</text:p>
          </table:table-cell>
          <table:table-cell table:style-name="ce13" office:value-type="float" office:value="31901198.26" calcext:value-type="float">
            <text:p>31.901.198,26</text:p>
          </table:table-cell>
          <table:table-cell table:style-name="ce13" office:value-type="float" office:value="423129226.63" calcext:value-type="float">
            <text:p>423.129.226,63</text:p>
          </table:table-cell>
          <table:table-cell table:style-name="ce13" office:value-type="float" office:value="1227706810.57" calcext:value-type="float">
            <text:p>1.227.706.810,57</text:p>
          </table:table-cell>
          <table:table-cell table:style-name="ce13" office:value-type="float" office:value="59608038.73" calcext:value-type="float">
            <text:p>59.608.038,73</text:p>
          </table:table-cell>
          <table:table-cell table:style-name="ce13" office:value-type="float" office:value="30793337.57" calcext:value-type="float">
            <text:p>30.793.337,57</text:p>
          </table:table-cell>
          <table:table-cell table:style-name="ce13" office:value-type="float" office:value="7887717.04" calcext:value-type="float">
            <text:p>7.887.717,04</text:p>
          </table:table-cell>
          <table:table-cell table:style-name="ce13" office:value-type="float" office:value="530063594.49" calcext:value-type="float">
            <text:p>530.063.594,49</text:p>
          </table:table-cell>
          <table:table-cell table:style-name="ce13" office:value-type="float" office:value="301430459.65" calcext:value-type="float">
            <text:p>301.430.459,65</text:p>
          </table:table-cell>
          <table:table-cell table:style-name="ce13" office:value-type="float" office:value="35491375.47" calcext:value-type="float">
            <text:p>35.491.375,47</text:p>
          </table:table-cell>
          <table:table-cell table:style-name="ce13" office:value-type="float" office:value="4162049767.08" calcext:value-type="float">
            <text:p>4.162.049.767,08</text:p>
          </table:table-cell>
          <table:table-cell table:style-name="ce13" office:value-type="float" office:value="18581785.59" calcext:value-type="float">
            <text:p>18.581.785,59</text:p>
          </table:table-cell>
          <table:table-cell table:style-name="ce21" office:value-type="float" office:value="13272361007.75" calcext:value-type="float">
            <text:p>13.272.361.007,7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CAPITAL</text:p>
          </table:table-cell>
          <table:table-cell table:style-name="ce13" office:value-type="float" office:value="578485.49" calcext:value-type="float">
            <text:p>578.485,49</text:p>
          </table:table-cell>
          <table:table-cell table:style-name="ce13" office:value-type="float" office:value="3781178.61" calcext:value-type="float">
            <text:p>3.781.178,61</text:p>
          </table:table-cell>
          <table:table-cell table:style-name="ce13" office:value-type="float" office:value="8859035.87" calcext:value-type="float">
            <text:p>8.859.035,87</text:p>
          </table:table-cell>
          <table:table-cell table:style-name="ce13" office:value-type="float" office:value="274024.22" calcext:value-type="float">
            <text:p>274.024,22</text:p>
          </table:table-cell>
          <table:table-cell table:style-name="ce13" office:value-type="float" office:value="30202427.2" calcext:value-type="float">
            <text:p>30.202.427,20</text:p>
          </table:table-cell>
          <table:table-cell table:style-name="ce13" office:value-type="float" office:value="35930504.49" calcext:value-type="float">
            <text:p>35.930.504,49</text:p>
          </table:table-cell>
          <table:table-cell table:style-name="ce13" office:value-type="float" office:value="834914272.99" calcext:value-type="float">
            <text:p>834.914.272,99</text:p>
          </table:table-cell>
          <table:table-cell table:style-name="ce13" office:value-type="float" office:value="16160599.5" calcext:value-type="float">
            <text:p>16.160.599,50</text:p>
          </table:table-cell>
          <table:table-cell table:style-name="ce13" office:value-type="float" office:value="20761288.57" calcext:value-type="float">
            <text:p>20.761.288,57</text:p>
          </table:table-cell>
          <table:table-cell table:style-name="ce13" office:value-type="float" office:value="1917016.86" calcext:value-type="float">
            <text:p>1.917.016,86</text:p>
          </table:table-cell>
          <table:table-cell table:style-name="ce13" office:value-type="float" office:value="136287794.05" calcext:value-type="float">
            <text:p>136.287.794,05</text:p>
          </table:table-cell>
          <table:table-cell table:style-name="ce13" office:value-type="float" office:value="9453176.84" calcext:value-type="float">
            <text:p>9.453.176,84</text:p>
          </table:table-cell>
          <table:table-cell table:style-name="ce13" office:value-type="float" office:value="14872914.99" calcext:value-type="float">
            <text:p>14.872.914,99</text:p>
          </table:table-cell>
          <table:table-cell table:style-name="ce13" office:value-type="float" office:value="5961474.94" calcext:value-type="float">
            <text:p>5.961.474,94</text:p>
          </table:table-cell>
          <table:table-cell table:style-name="ce13" office:value-type="float" office:value="2110164.59" calcext:value-type="float">
            <text:p>2.110.164,59</text:p>
          </table:table-cell>
          <table:table-cell table:style-name="ce13" office:value-type="float" office:value="19540604.29" calcext:value-type="float">
            <text:p>19.540.604,29</text:p>
          </table:table-cell>
          <table:table-cell table:style-name="ce13" office:value-type="float" office:value="1149891.27" calcext:value-type="float">
            <text:p>1.149.891,27</text:p>
          </table:table-cell>
          <table:table-cell table:style-name="ce13" office:value-type="float" office:value="78538867.36" calcext:value-type="float">
            <text:p>78.538.867,36</text:p>
          </table:table-cell>
          <table:table-cell table:style-name="ce13" office:value-type="float" office:value="3221203738.07" calcext:value-type="float">
            <text:p>3.221.203.738,07</text:p>
          </table:table-cell>
          <table:table-cell table:style-name="ce13" office:value-type="float" office:value="2209531.71" calcext:value-type="float">
            <text:p>2.209.531,71</text:p>
          </table:table-cell>
          <table:table-cell table:style-name="ce13" office:value-type="float" office:value="4435510.03" calcext:value-type="float">
            <text:p>4.435.510,03</text:p>
          </table:table-cell>
          <table:table-cell table:style-name="ce13" office:value-type="float" office:value="219252.74" calcext:value-type="float">
            <text:p>219.252,74</text:p>
          </table:table-cell>
          <table:table-cell table:style-name="ce13" office:value-type="float" office:value="148515404.97" calcext:value-type="float">
            <text:p>148.515.404,97</text:p>
          </table:table-cell>
          <table:table-cell table:style-name="ce13" office:value-type="float" office:value="73356083.51" calcext:value-type="float">
            <text:p>73.356.083,51</text:p>
          </table:table-cell>
          <table:table-cell table:style-name="ce13" office:value-type="float" office:value="2399628.18" calcext:value-type="float">
            <text:p>2.399.628,18</text:p>
          </table:table-cell>
          <table:table-cell table:style-name="ce13" office:value-type="float" office:value="5129931335.5" calcext:value-type="float">
            <text:p>5.129.931.335,50</text:p>
          </table:table-cell>
          <table:table-cell table:style-name="ce13" office:value-type="float" office:value="740049.73" calcext:value-type="float">
            <text:p>740.049,73</text:p>
          </table:table-cell>
          <table:table-cell table:style-name="ce21" office:value-type="float" office:value="9804304256.57" calcext:value-type="float">
            <text:p>9.804.304.256,5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MESSAS P/ EXTERIOR</text:p>
          </table:table-cell>
          <table:table-cell table:style-name="ce13" office:value-type="float" office:value="146170.12" calcext:value-type="float">
            <text:p>146.170,12</text:p>
          </table:table-cell>
          <table:table-cell table:style-name="ce13" office:value-type="float" office:value="289664.39" calcext:value-type="float">
            <text:p>289.664,39</text:p>
          </table:table-cell>
          <table:table-cell table:style-name="ce13" office:value-type="float" office:value="27002069.89" calcext:value-type="float">
            <text:p>27.002.069,89</text:p>
          </table:table-cell>
          <table:table-cell table:style-name="ce13" office:value-type="float" office:value="96141.34" calcext:value-type="float">
            <text:p>96.141,34</text:p>
          </table:table-cell>
          <table:table-cell table:style-name="ce13" office:value-type="float" office:value="18175836.54" calcext:value-type="float">
            <text:p>18.175.836,54</text:p>
          </table:table-cell>
          <table:table-cell table:style-name="ce13" office:value-type="float" office:value="16198880.15" calcext:value-type="float">
            <text:p>16.198.880,15</text:p>
          </table:table-cell>
          <table:table-cell table:style-name="ce13" office:value-type="float" office:value="332593128.26" calcext:value-type="float">
            <text:p>332.593.128,26</text:p>
          </table:table-cell>
          <table:table-cell table:style-name="ce13" office:value-type="float" office:value="40732669.69" calcext:value-type="float">
            <text:p>40.732.669,69</text:p>
          </table:table-cell>
          <table:table-cell table:style-name="ce13" office:value-type="float" office:value="19777915.05" calcext:value-type="float">
            <text:p>19.777.915,05</text:p>
          </table:table-cell>
          <table:table-cell table:style-name="ce13" office:value-type="float" office:value="454649.16" calcext:value-type="float">
            <text:p>454.649,16</text:p>
          </table:table-cell>
          <table:table-cell table:style-name="ce13" office:value-type="float" office:value="374876459.99" calcext:value-type="float">
            <text:p>374.876.459,99</text:p>
          </table:table-cell>
          <table:table-cell table:style-name="ce13" office:value-type="float" office:value="3213405.47" calcext:value-type="float">
            <text:p>3.213.405,47</text:p>
          </table:table-cell>
          <table:table-cell table:style-name="ce13" office:value-type="float" office:value="7814686.14" calcext:value-type="float">
            <text:p>7.814.686,14</text:p>
          </table:table-cell>
          <table:table-cell table:style-name="ce13" office:value-type="float" office:value="8071663.39" calcext:value-type="float">
            <text:p>8.071.663,39</text:p>
          </table:table-cell>
          <table:table-cell table:style-name="ce13" office:value-type="float" office:value="821738.42" calcext:value-type="float">
            <text:p>821.738,42</text:p>
          </table:table-cell>
          <table:table-cell table:style-name="ce13" office:value-type="float" office:value="17531427.39" calcext:value-type="float">
            <text:p>17.531.427,39</text:p>
          </table:table-cell>
          <table:table-cell table:style-name="ce13" office:value-type="float" office:value="295965.04" calcext:value-type="float">
            <text:p>295.965,04</text:p>
          </table:table-cell>
          <table:table-cell table:style-name="ce13" office:value-type="float" office:value="194906606.48" calcext:value-type="float">
            <text:p>194.906.606,48</text:p>
          </table:table-cell>
          <table:table-cell table:style-name="ce13" office:value-type="float" office:value="1727037911.44" calcext:value-type="float">
            <text:p>1.727.037.911,44</text:p>
          </table:table-cell>
          <table:table-cell table:style-name="ce13" office:value-type="float" office:value="694484.91" calcext:value-type="float">
            <text:p>694.484,91</text:p>
          </table:table-cell>
          <table:table-cell table:style-name="ce13" office:value-type="float" office:value="546362.21" calcext:value-type="float">
            <text:p>546.362,21</text:p>
          </table:table-cell>
          <table:table-cell table:style-name="ce13" office:value-type="float" office:value="52687.72" calcext:value-type="float">
            <text:p>52.687,72</text:p>
          </table:table-cell>
          <table:table-cell table:style-name="ce13" office:value-type="float" office:value="134486466.06" calcext:value-type="float">
            <text:p>134.486.466,06</text:p>
          </table:table-cell>
          <table:table-cell table:style-name="ce13" office:value-type="float" office:value="41590491.07" calcext:value-type="float">
            <text:p>41.590.491,07</text:p>
          </table:table-cell>
          <table:table-cell table:style-name="ce13" office:value-type="float" office:value="1378407.67" calcext:value-type="float">
            <text:p>1.378.407,67</text:p>
          </table:table-cell>
          <table:table-cell table:style-name="ce13" office:value-type="float" office:value="4846939054.98" calcext:value-type="float">
            <text:p>4.846.939.054,98</text:p>
          </table:table-cell>
          <table:table-cell table:style-name="ce13" office:value-type="float" office:value="143639.3" calcext:value-type="float">
            <text:p>143.639,30</text:p>
          </table:table-cell>
          <table:table-cell table:style-name="ce21" office:value-type="float" office:value="7815868582.27" calcext:value-type="float">
            <text:p>7.815.868.582,2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OUTROS RENDIMENTOS</text:p>
          </table:table-cell>
          <table:table-cell table:style-name="ce13" office:value-type="float" office:value="1551209.69" calcext:value-type="float">
            <text:p>1.551.209,69</text:p>
          </table:table-cell>
          <table:table-cell table:style-name="ce13" office:value-type="float" office:value="2550529.69" calcext:value-type="float">
            <text:p>2.550.529,69</text:p>
          </table:table-cell>
          <table:table-cell table:style-name="ce13" office:value-type="float" office:value="7517786.05" calcext:value-type="float">
            <text:p>7.517.786,05</text:p>
          </table:table-cell>
          <table:table-cell table:style-name="ce13" office:value-type="float" office:value="426943.36" calcext:value-type="float">
            <text:p>426.943,36</text:p>
          </table:table-cell>
          <table:table-cell table:style-name="ce13" office:value-type="float" office:value="21822263.46" calcext:value-type="float">
            <text:p>21.822.263,46</text:p>
          </table:table-cell>
          <table:table-cell table:style-name="ce13" office:value-type="float" office:value="13997206" calcext:value-type="float">
            <text:p>13.997.206,00</text:p>
          </table:table-cell>
          <table:table-cell table:style-name="ce13" office:value-type="float" office:value="208803714.36" calcext:value-type="float">
            <text:p>208.803.714,36</text:p>
          </table:table-cell>
          <table:table-cell table:style-name="ce13" office:value-type="float" office:value="9896080.19" calcext:value-type="float">
            <text:p>9.896.080,19</text:p>
          </table:table-cell>
          <table:table-cell table:style-name="ce13" office:value-type="float" office:value="11373905.46" calcext:value-type="float">
            <text:p>11.373.905,46</text:p>
          </table:table-cell>
          <table:table-cell table:style-name="ce13" office:value-type="float" office:value="3692261.68" calcext:value-type="float">
            <text:p>3.692.261,68</text:p>
          </table:table-cell>
          <table:table-cell table:style-name="ce13" office:value-type="float" office:value="70242289.25" calcext:value-type="float">
            <text:p>70.242.289,25</text:p>
          </table:table-cell>
          <table:table-cell table:style-name="ce13" office:value-type="float" office:value="3869100.26" calcext:value-type="float">
            <text:p>3.869.100,26</text:p>
          </table:table-cell>
          <table:table-cell table:style-name="ce13" office:value-type="float" office:value="6282224.15" calcext:value-type="float">
            <text:p>6.282.224,15</text:p>
          </table:table-cell>
          <table:table-cell table:style-name="ce13" office:value-type="float" office:value="6593414.75" calcext:value-type="float">
            <text:p>6.593.414,75</text:p>
          </table:table-cell>
          <table:table-cell table:style-name="ce13" office:value-type="float" office:value="2769564.98" calcext:value-type="float">
            <text:p>2.769.564,98</text:p>
          </table:table-cell>
          <table:table-cell table:style-name="ce13" office:value-type="float" office:value="11395595.83" calcext:value-type="float">
            <text:p>11.395.595,83</text:p>
          </table:table-cell>
          <table:table-cell table:style-name="ce13" office:value-type="float" office:value="3051357.34" calcext:value-type="float">
            <text:p>3.051.357,34</text:p>
          </table:table-cell>
          <table:table-cell table:style-name="ce13" office:value-type="float" office:value="32459383.31" calcext:value-type="float">
            <text:p>32.459.383,31</text:p>
          </table:table-cell>
          <table:table-cell table:style-name="ce13" office:value-type="float" office:value="147426648.74" calcext:value-type="float">
            <text:p>147.426.648,74</text:p>
          </table:table-cell>
          <table:table-cell table:style-name="ce13" office:value-type="float" office:value="3059111.58" calcext:value-type="float">
            <text:p>3.059.111,58</text:p>
          </table:table-cell>
          <table:table-cell table:style-name="ce13" office:value-type="float" office:value="1607271.66" calcext:value-type="float">
            <text:p>1.607.271,66</text:p>
          </table:table-cell>
          <table:table-cell table:style-name="ce13" office:value-type="float" office:value="902441.39" calcext:value-type="float">
            <text:p>902.441,39</text:p>
          </table:table-cell>
          <table:table-cell table:style-name="ce13" office:value-type="float" office:value="45793371.95" calcext:value-type="float">
            <text:p>45.793.371,95</text:p>
          </table:table-cell>
          <table:table-cell table:style-name="ce13" office:value-type="float" office:value="24066125.37" calcext:value-type="float">
            <text:p>24.066.125,37</text:p>
          </table:table-cell>
          <table:table-cell table:style-name="ce13" office:value-type="float" office:value="3005299.37" calcext:value-type="float">
            <text:p>3.005.299,37</text:p>
          </table:table-cell>
          <table:table-cell table:style-name="ce13" office:value-type="float" office:value="615406016.32" calcext:value-type="float">
            <text:p>615.406.016,32</text:p>
          </table:table-cell>
          <table:table-cell table:style-name="ce13" office:value-type="float" office:value="1233575.06" calcext:value-type="float">
            <text:p>1.233.575,06</text:p>
          </table:table-cell>
          <table:table-cell table:style-name="ce21" office:value-type="float" office:value="1260794691.25" calcext:value-type="float">
            <text:p>1.260.794.691,2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/ OPERAÇÕES FINANCEIRAS</text:p>
          </table:table-cell>
          <table:table-cell table:style-name="ce13" office:value-type="float" office:value="764847.49" calcext:value-type="float">
            <text:p>764.847,49</text:p>
          </table:table-cell>
          <table:table-cell table:style-name="ce13" office:value-type="float" office:value="1737441.67" calcext:value-type="float">
            <text:p>1.737.441,67</text:p>
          </table:table-cell>
          <table:table-cell table:style-name="ce13" office:value-type="float" office:value="4920751.19" calcext:value-type="float">
            <text:p>4.920.751,19</text:p>
          </table:table-cell>
          <table:table-cell table:style-name="ce13" office:value-type="float" office:value="56429.22" calcext:value-type="float">
            <text:p>56.429,22</text:p>
          </table:table-cell>
          <table:table-cell table:style-name="ce13" office:value-type="float" office:value="5947702.89" calcext:value-type="float">
            <text:p>5.947.702,89</text:p>
          </table:table-cell>
          <table:table-cell table:style-name="ce13" office:value-type="float" office:value="5990439.51" calcext:value-type="float">
            <text:p>5.990.439,51</text:p>
          </table:table-cell>
          <table:table-cell table:style-name="ce13" office:value-type="float" office:value="916982809.76" calcext:value-type="float">
            <text:p>916.982.809,76</text:p>
          </table:table-cell>
          <table:table-cell table:style-name="ce13" office:value-type="float" office:value="26088771.25" calcext:value-type="float">
            <text:p>26.088.771,25</text:p>
          </table:table-cell>
          <table:table-cell table:style-name="ce13" office:value-type="float" office:value="22210768.17" calcext:value-type="float">
            <text:p>22.210.768,17</text:p>
          </table:table-cell>
          <table:table-cell table:style-name="ce13" office:value-type="float" office:value="862985.09" calcext:value-type="float">
            <text:p>862.985,09</text:p>
          </table:table-cell>
          <table:table-cell table:style-name="ce13" office:value-type="float" office:value="137816578.52" calcext:value-type="float">
            <text:p>137.816.578,52</text:p>
          </table:table-cell>
          <table:table-cell table:style-name="ce13" office:value-type="float" office:value="14128594.56" calcext:value-type="float">
            <text:p>14.128.594,56</text:p>
          </table:table-cell>
          <table:table-cell table:style-name="ce13" office:value-type="float" office:value="41655589.69" calcext:value-type="float">
            <text:p>41.655.589,69</text:p>
          </table:table-cell>
          <table:table-cell table:style-name="ce13" office:value-type="float" office:value="33866971.21" calcext:value-type="float">
            <text:p>33.866.971,21</text:p>
          </table:table-cell>
          <table:table-cell table:style-name="ce13" office:value-type="float" office:value="3654681.93" calcext:value-type="float">
            <text:p>3.654.681,93</text:p>
          </table:table-cell>
          <table:table-cell table:style-name="ce13" office:value-type="float" office:value="5850620.89" calcext:value-type="float">
            <text:p>5.850.620,89</text:p>
          </table:table-cell>
          <table:table-cell table:style-name="ce13" office:value-type="float" office:value="369513.33" calcext:value-type="float">
            <text:p>369.513,33</text:p>
          </table:table-cell>
          <table:table-cell table:style-name="ce13" office:value-type="float" office:value="126354334.3" calcext:value-type="float">
            <text:p>126.354.334,30</text:p>
          </table:table-cell>
          <table:table-cell table:style-name="ce13" office:value-type="float" office:value="274531407.02" calcext:value-type="float">
            <text:p>274.531.407,02</text:p>
          </table:table-cell>
          <table:table-cell table:style-name="ce13" office:value-type="float" office:value="2539239.01" calcext:value-type="float">
            <text:p>2.539.239,01</text:p>
          </table:table-cell>
          <table:table-cell table:style-name="ce13" office:value-type="float" office:value="18330678.15" calcext:value-type="float">
            <text:p>18.330.678,15</text:p>
          </table:table-cell>
          <table:table-cell table:style-name="ce13" office:value-type="float" office:value="233799.31" calcext:value-type="float">
            <text:p>233.799,31</text:p>
          </table:table-cell>
          <table:table-cell table:style-name="ce13" office:value-type="float" office:value="170866837.34" calcext:value-type="float">
            <text:p>170.866.837,34</text:p>
          </table:table-cell>
          <table:table-cell table:style-name="ce13" office:value-type="float" office:value="67042811.58" calcext:value-type="float">
            <text:p>67.042.811,58</text:p>
          </table:table-cell>
          <table:table-cell table:style-name="ce13" office:value-type="float" office:value="6833061.55" calcext:value-type="float">
            <text:p>6.833.061,55</text:p>
          </table:table-cell>
          <table:table-cell table:style-name="ce13" office:value-type="float" office:value="3714614550.6" calcext:value-type="float">
            <text:p>3.714.614.550,60</text:p>
          </table:table-cell>
          <table:table-cell table:style-name="ce13" office:value-type="float" office:value="585312.55" calcext:value-type="float">
            <text:p>585.312,55</text:p>
          </table:table-cell>
          <table:table-cell table:style-name="ce21" office:value-type="float" office:value="5604837527.78" calcext:value-type="float">
            <text:p>5.604.837.527,7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TERRITORIAL RURAL</text:p>
          </table:table-cell>
          <table:table-cell table:style-name="ce13" office:value-type="float" office:value="111247.55" calcext:value-type="float">
            <text:p>111.247,55</text:p>
          </table:table-cell>
          <table:table-cell table:style-name="ce13" office:value-type="float" office:value="343890.94" calcext:value-type="float">
            <text:p>343.890,94</text:p>
          </table:table-cell>
          <table:table-cell table:style-name="ce13" office:value-type="float" office:value="390398.18" calcext:value-type="float">
            <text:p>390.398,18</text:p>
          </table:table-cell>
          <table:table-cell table:style-name="ce13" office:value-type="float" office:value="24541.68" calcext:value-type="float">
            <text:p>24.541,68</text:p>
          </table:table-cell>
          <table:table-cell table:style-name="ce13" office:value-type="float" office:value="3047657.23" calcext:value-type="float">
            <text:p>3.047.657,23</text:p>
          </table:table-cell>
          <table:table-cell table:style-name="ce13" office:value-type="float" office:value="235728.06" calcext:value-type="float">
            <text:p>235.728,06</text:p>
          </table:table-cell>
          <table:table-cell table:style-name="ce13" office:value-type="float" office:value="124656.08" calcext:value-type="float">
            <text:p>124.656,08</text:p>
          </table:table-cell>
          <table:table-cell table:style-name="ce13" office:value-type="float" office:value="385874.82" calcext:value-type="float">
            <text:p>385.874,82</text:p>
          </table:table-cell>
          <table:table-cell table:style-name="ce13" office:value-type="float" office:value="20276286.48" calcext:value-type="float">
            <text:p>20.276.286,48</text:p>
          </table:table-cell>
          <table:table-cell table:style-name="ce13" office:value-type="float" office:value="803896.16" calcext:value-type="float">
            <text:p>803.896,16</text:p>
          </table:table-cell>
          <table:table-cell table:style-name="ce13" office:value-type="float" office:value="11779793.78" calcext:value-type="float">
            <text:p>11.779.793,78</text:p>
          </table:table-cell>
          <table:table-cell table:style-name="ce13" office:value-type="float" office:value="36260592.45" calcext:value-type="float">
            <text:p>36.260.592,45</text:p>
          </table:table-cell>
          <table:table-cell table:style-name="ce13" office:value-type="float" office:value="25963285.43" calcext:value-type="float">
            <text:p>25.963.285,43</text:p>
          </table:table-cell>
          <table:table-cell table:style-name="ce13" office:value-type="float" office:value="2608061.32" calcext:value-type="float">
            <text:p>2.608.061,32</text:p>
          </table:table-cell>
          <table:table-cell table:style-name="ce13" office:value-type="float" office:value="194128.51" calcext:value-type="float">
            <text:p>194.128,51</text:p>
          </table:table-cell>
          <table:table-cell table:style-name="ce13" office:value-type="float" office:value="716903.15" calcext:value-type="float">
            <text:p>716.903,15</text:p>
          </table:table-cell>
          <table:table-cell table:style-name="ce13" office:value-type="float" office:value="1354238.22" calcext:value-type="float">
            <text:p>1.354.238,22</text:p>
          </table:table-cell>
          <table:table-cell table:style-name="ce13" office:value-type="float" office:value="16991425.52" calcext:value-type="float">
            <text:p>16.991.425,52</text:p>
          </table:table-cell>
          <table:table-cell table:style-name="ce13" office:value-type="float" office:value="974961.63" calcext:value-type="float">
            <text:p>974.961,63</text:p>
          </table:table-cell>
          <table:table-cell table:style-name="ce13" office:value-type="float" office:value="185312.11" calcext:value-type="float">
            <text:p>185.312,11</text:p>
          </table:table-cell>
          <table:table-cell table:style-name="ce13" office:value-type="float" office:value="1140955.55" calcext:value-type="float">
            <text:p>1.140.955,55</text:p>
          </table:table-cell>
          <table:table-cell table:style-name="ce13" office:value-type="float" office:value="130888.84" calcext:value-type="float">
            <text:p>130.888,84</text:p>
          </table:table-cell>
          <table:table-cell table:style-name="ce13" office:value-type="float" office:value="13742133.19" calcext:value-type="float">
            <text:p>13.742.133,19</text:p>
          </table:table-cell>
          <table:table-cell table:style-name="ce13" office:value-type="float" office:value="1410733.46" calcext:value-type="float">
            <text:p>1.410.733,46</text:p>
          </table:table-cell>
          <table:table-cell table:style-name="ce13" office:value-type="float" office:value="186028.21" calcext:value-type="float">
            <text:p>186.028,21</text:p>
          </table:table-cell>
          <table:table-cell table:style-name="ce13" office:value-type="float" office:value="30043549.52" calcext:value-type="float">
            <text:p>30.043.549,52</text:p>
          </table:table-cell>
          <table:table-cell table:style-name="ce13" office:value-type="float" office:value="3516933.66" calcext:value-type="float">
            <text:p>3.516.933,66</text:p>
          </table:table-cell>
          <table:table-cell table:style-name="ce21" office:value-type="float" office:value="172944101.73" calcext:value-type="float">
            <text:p>172.944.101,7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FINS</text:p>
          </table:table-cell>
          <table:table-cell table:style-name="ce13" office:value-type="float" office:value="25626976" calcext:value-type="float">
            <text:p>25.626.976,00</text:p>
          </table:table-cell>
          <table:table-cell table:style-name="ce13" office:value-type="float" office:value="123170469.52" calcext:value-type="float">
            <text:p>123.170.469,52</text:p>
          </table:table-cell>
          <table:table-cell table:style-name="ce13" office:value-type="float" office:value="405136036.34" calcext:value-type="float">
            <text:p>405.136.036,34</text:p>
          </table:table-cell>
          <table:table-cell table:style-name="ce13" office:value-type="float" office:value="9583856.48" calcext:value-type="float">
            <text:p>9.583.856,48</text:p>
          </table:table-cell>
          <table:table-cell table:style-name="ce13" office:value-type="float" office:value="779285422.37" calcext:value-type="float">
            <text:p>779.285.422,37</text:p>
          </table:table-cell>
          <table:table-cell table:style-name="ce13" office:value-type="float" office:value="478054052.76" calcext:value-type="float">
            <text:p>478.054.052,76</text:p>
          </table:table-cell>
          <table:table-cell table:style-name="ce13" office:value-type="float" office:value="1165767553.29" calcext:value-type="float">
            <text:p>1.165.767.553,29</text:p>
          </table:table-cell>
          <table:table-cell table:style-name="ce13" office:value-type="float" office:value="604997344.54" calcext:value-type="float">
            <text:p>604.997.344,54</text:p>
          </table:table-cell>
          <table:table-cell table:style-name="ce13" office:value-type="float" office:value="425717984.57" calcext:value-type="float">
            <text:p>425.717.984,57</text:p>
          </table:table-cell>
          <table:table-cell table:style-name="ce13" office:value-type="float" office:value="241556794.18" calcext:value-type="float">
            <text:p>241.556.794,18</text:p>
          </table:table-cell>
          <table:table-cell table:style-name="ce13" office:value-type="float" office:value="1443908969.21" calcext:value-type="float">
            <text:p>1.443.908.969,21</text:p>
          </table:table-cell>
          <table:table-cell table:style-name="ce13" office:value-type="float" office:value="172893961.79" calcext:value-type="float">
            <text:p>172.893.961,79</text:p>
          </table:table-cell>
          <table:table-cell table:style-name="ce13" office:value-type="float" office:value="306936878.87" calcext:value-type="float">
            <text:p>306.936.878,87</text:p>
          </table:table-cell>
          <table:table-cell table:style-name="ce13" office:value-type="float" office:value="202876747.2" calcext:value-type="float">
            <text:p>202.876.747,20</text:p>
          </table:table-cell>
          <table:table-cell table:style-name="ce13" office:value-type="float" office:value="88920115.48" calcext:value-type="float">
            <text:p>88.920.115,48</text:p>
          </table:table-cell>
          <table:table-cell table:style-name="ce13" office:value-type="float" office:value="616834885.31" calcext:value-type="float">
            <text:p>616.834.885,31</text:p>
          </table:table-cell>
          <table:table-cell table:style-name="ce13" office:value-type="float" office:value="60094034.09" calcext:value-type="float">
            <text:p>60.094.034,09</text:p>
          </table:table-cell>
          <table:table-cell table:style-name="ce13" office:value-type="float" office:value="1512332808.78" calcext:value-type="float">
            <text:p>1.512.332.808,78</text:p>
          </table:table-cell>
          <table:table-cell table:style-name="ce13" office:value-type="float" office:value="4990031936.29" calcext:value-type="float">
            <text:p>4.990.031.936,29</text:p>
          </table:table-cell>
          <table:table-cell table:style-name="ce13" office:value-type="float" office:value="91642705.39" calcext:value-type="float">
            <text:p>91.642.705,39</text:p>
          </table:table-cell>
          <table:table-cell table:style-name="ce13" office:value-type="float" office:value="86265617.7" calcext:value-type="float">
            <text:p>86.265.617,70</text:p>
          </table:table-cell>
          <table:table-cell table:style-name="ce13" office:value-type="float" office:value="17109236.36" calcext:value-type="float">
            <text:p>17.109.236,36</text:p>
          </table:table-cell>
          <table:table-cell table:style-name="ce13" office:value-type="float" office:value="1229969628.5" calcext:value-type="float">
            <text:p>1.229.969.628,50</text:p>
          </table:table-cell>
          <table:table-cell table:style-name="ce13" office:value-type="float" office:value="1983007360.6" calcext:value-type="float">
            <text:p>1.983.007.360,60</text:p>
          </table:table-cell>
          <table:table-cell table:style-name="ce13" office:value-type="float" office:value="83769698.41" calcext:value-type="float">
            <text:p>83.769.698,41</text:p>
          </table:table-cell>
          <table:table-cell table:style-name="ce13" office:value-type="float" office:value="11431434130.44" calcext:value-type="float">
            <text:p>11.431.434.130,44</text:p>
          </table:table-cell>
          <table:table-cell table:style-name="ce13" office:value-type="float" office:value="37019136.89" calcext:value-type="float">
            <text:p>37.019.136,89</text:p>
          </table:table-cell>
          <table:table-cell table:style-name="ce21" office:value-type="float" office:value="28613944341.36" calcext:value-type="float">
            <text:p>28.613.944.341,3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10874.11" calcext:value-type="float">
            <text:p>10.874,11</text:p>
          </table:table-cell>
          <table:table-cell table:style-name="ce13" office:value-type="float" office:value="50555.07" calcext:value-type="float">
            <text:p>50.555,07</text:p>
          </table:table-cell>
          <table:table-cell table:style-name="ce13" office:value-type="float" office:value="330482.23" calcext:value-type="float">
            <text:p>330.482,23</text:p>
          </table:table-cell>
          <table:table-cell table:style-name="ce13" office:value-type="float" office:value="31420.24" calcext:value-type="float">
            <text:p>31.420,24</text:p>
          </table:table-cell>
          <table:table-cell table:style-name="ce13" office:value-type="float" office:value="57195384.59" calcext:value-type="float">
            <text:p>57.195.384,59</text:p>
          </table:table-cell>
          <table:table-cell table:style-name="ce13" office:value-type="float" office:value="16965953.96" calcext:value-type="float">
            <text:p>16.965.953,96</text:p>
          </table:table-cell>
          <table:table-cell table:style-name="ce13" office:value-type="float" office:value="483374590.89" calcext:value-type="float">
            <text:p>483.374.590,89</text:p>
          </table:table-cell>
          <table:table-cell table:style-name="ce13" office:value-type="float" office:value="6370268.43" calcext:value-type="float">
            <text:p>6.370.268,43</text:p>
          </table:table-cell>
          <table:table-cell table:style-name="ce13" office:value-type="float" office:value="659633.88" calcext:value-type="float">
            <text:p>659.633,88</text:p>
          </table:table-cell>
          <table:table-cell table:style-name="ce13" office:value-type="float" office:value="74720.05" calcext:value-type="float">
            <text:p>74.720,05</text:p>
          </table:table-cell>
          <table:table-cell table:style-name="ce13" office:value-type="float" office:value="36836310.23" calcext:value-type="float">
            <text:p>36.836.310,23</text:p>
          </table:table-cell>
          <table:table-cell table:style-name="ce13" office:value-type="float" office:value="35124.61" calcext:value-type="float">
            <text:p>35.124,61</text:p>
          </table:table-cell>
          <table:table-cell table:style-name="ce13" office:value-type="float" office:value="452327.73" calcext:value-type="float">
            <text:p>452.327,73</text:p>
          </table:table-cell>
          <table:table-cell table:style-name="ce13" office:value-type="float" office:value="15100606.48" calcext:value-type="float">
            <text:p>15.100.606,48</text:p>
          </table:table-cell>
          <table:table-cell table:style-name="ce13" office:value-type="float" office:value="21679.3" calcext:value-type="float">
            <text:p>21.679,30</text:p>
          </table:table-cell>
          <table:table-cell table:style-name="ce13" office:value-type="float" office:value="1173952.61" calcext:value-type="float">
            <text:p>1.173.952,61</text:p>
          </table:table-cell>
          <table:table-cell table:style-name="ce13" office:value-type="float" office:value="41950.61" calcext:value-type="float">
            <text:p>41.950,61</text:p>
          </table:table-cell>
          <table:table-cell table:style-name="ce13" office:value-type="float" office:value="12224693.93" calcext:value-type="float">
            <text:p>12.224.693,93</text:p>
          </table:table-cell>
          <table:table-cell table:style-name="ce13" office:value-type="float" office:value="154698147.9" calcext:value-type="float">
            <text:p>154.698.147,90</text:p>
          </table:table-cell>
          <table:table-cell table:style-name="ce13" office:value-type="float" office:value="152052.93" calcext:value-type="float">
            <text:p>152.052,93</text:p>
          </table:table-cell>
          <table:table-cell table:style-name="ce13" office:value-type="float" office:value="365132.8" calcext:value-type="float">
            <text:p>365.132,80</text:p>
          </table:table-cell>
          <table:table-cell table:style-name="ce13" office:value-type="float" office:value="6929.36" calcext:value-type="float">
            <text:p>6.929,36</text:p>
          </table:table-cell>
          <table:table-cell table:style-name="ce13" office:value-type="float" office:value="26239920.83" calcext:value-type="float">
            <text:p>26.239.920,83</text:p>
          </table:table-cell>
          <table:table-cell table:style-name="ce13" office:value-type="float" office:value="1881802.98" calcext:value-type="float">
            <text:p>1.881.802,98</text:p>
          </table:table-cell>
          <table:table-cell table:style-name="ce13" office:value-type="float" office:value="2028394.88" calcext:value-type="float">
            <text:p>2.028.394,88</text:p>
          </table:table-cell>
          <table:table-cell table:style-name="ce13" office:value-type="float" office:value="824873594.94" calcext:value-type="float">
            <text:p>824.873.594,94</text:p>
          </table:table-cell>
          <table:table-cell table:style-name="ce13" office:value-type="float" office:value="34183.65" calcext:value-type="float">
            <text:p>34.183,65</text:p>
          </table:table-cell>
          <table:table-cell table:style-name="ce21" office:value-type="float" office:value="1641230689.22" calcext:value-type="float">
            <text:p>1.641.230.689,2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25616101.89" calcext:value-type="float">
            <text:p>25.616.101,89</text:p>
          </table:table-cell>
          <table:table-cell table:style-name="ce13" office:value-type="float" office:value="123119914.45" calcext:value-type="float">
            <text:p>123.119.914,45</text:p>
          </table:table-cell>
          <table:table-cell table:style-name="ce13" office:value-type="float" office:value="404805554.11" calcext:value-type="float">
            <text:p>404.805.554,11</text:p>
          </table:table-cell>
          <table:table-cell table:style-name="ce13" office:value-type="float" office:value="9552436.24" calcext:value-type="float">
            <text:p>9.552.436,24</text:p>
          </table:table-cell>
          <table:table-cell table:style-name="ce13" office:value-type="float" office:value="722090037.78" calcext:value-type="float">
            <text:p>722.090.037,78</text:p>
          </table:table-cell>
          <table:table-cell table:style-name="ce13" office:value-type="float" office:value="461088098.8" calcext:value-type="float">
            <text:p>461.088.098,80</text:p>
          </table:table-cell>
          <table:table-cell table:style-name="ce13" office:value-type="float" office:value="682392962.4" calcext:value-type="float">
            <text:p>682.392.962,40</text:p>
          </table:table-cell>
          <table:table-cell table:style-name="ce13" office:value-type="float" office:value="598627076.11" calcext:value-type="float">
            <text:p>598.627.076,11</text:p>
          </table:table-cell>
          <table:table-cell table:style-name="ce13" office:value-type="float" office:value="425058350.69" calcext:value-type="float">
            <text:p>425.058.350,69</text:p>
          </table:table-cell>
          <table:table-cell table:style-name="ce13" office:value-type="float" office:value="241482074.13" calcext:value-type="float">
            <text:p>241.482.074,13</text:p>
          </table:table-cell>
          <table:table-cell table:style-name="ce13" office:value-type="float" office:value="1407072658.98" calcext:value-type="float">
            <text:p>1.407.072.658,98</text:p>
          </table:table-cell>
          <table:table-cell table:style-name="ce13" office:value-type="float" office:value="172858837.18" calcext:value-type="float">
            <text:p>172.858.837,18</text:p>
          </table:table-cell>
          <table:table-cell table:style-name="ce13" office:value-type="float" office:value="306484551.14" calcext:value-type="float">
            <text:p>306.484.551,14</text:p>
          </table:table-cell>
          <table:table-cell table:style-name="ce13" office:value-type="float" office:value="187776140.72" calcext:value-type="float">
            <text:p>187.776.140,72</text:p>
          </table:table-cell>
          <table:table-cell table:style-name="ce13" office:value-type="float" office:value="88898436.18" calcext:value-type="float">
            <text:p>88.898.436,18</text:p>
          </table:table-cell>
          <table:table-cell table:style-name="ce13" office:value-type="float" office:value="615660932.7" calcext:value-type="float">
            <text:p>615.660.932,70</text:p>
          </table:table-cell>
          <table:table-cell table:style-name="ce13" office:value-type="float" office:value="60052083.48" calcext:value-type="float">
            <text:p>60.052.083,48</text:p>
          </table:table-cell>
          <table:table-cell table:style-name="ce13" office:value-type="float" office:value="1500108114.85" calcext:value-type="float">
            <text:p>1.500.108.114,85</text:p>
          </table:table-cell>
          <table:table-cell table:style-name="ce13" office:value-type="float" office:value="4835333788.39" calcext:value-type="float">
            <text:p>4.835.333.788,39</text:p>
          </table:table-cell>
          <table:table-cell table:style-name="ce13" office:value-type="float" office:value="91490652.46" calcext:value-type="float">
            <text:p>91.490.652,46</text:p>
          </table:table-cell>
          <table:table-cell table:style-name="ce13" office:value-type="float" office:value="85900484.9" calcext:value-type="float">
            <text:p>85.900.484,90</text:p>
          </table:table-cell>
          <table:table-cell table:style-name="ce13" office:value-type="float" office:value="17102307" calcext:value-type="float">
            <text:p>17.102.307,00</text:p>
          </table:table-cell>
          <table:table-cell table:style-name="ce13" office:value-type="float" office:value="1203729707.67" calcext:value-type="float">
            <text:p>1.203.729.707,67</text:p>
          </table:table-cell>
          <table:table-cell table:style-name="ce13" office:value-type="float" office:value="1981125557.62" calcext:value-type="float">
            <text:p>1.981.125.557,62</text:p>
          </table:table-cell>
          <table:table-cell table:style-name="ce13" office:value-type="float" office:value="81741303.53" calcext:value-type="float">
            <text:p>81.741.303,53</text:p>
          </table:table-cell>
          <table:table-cell table:style-name="ce13" office:value-type="float" office:value="10606560535.5" calcext:value-type="float">
            <text:p>10.606.560.535,50</text:p>
          </table:table-cell>
          <table:table-cell table:style-name="ce13" office:value-type="float" office:value="36984953.24" calcext:value-type="float">
            <text:p>36.984.953,24</text:p>
          </table:table-cell>
          <table:table-cell table:style-name="ce21" office:value-type="float" office:value="26972713652.14" calcext:value-type="float">
            <text:p>26.972.713.652,1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NTRIBUIÇÃO PARA O PIS/PASEP</text:p>
          </table:table-cell>
          <table:table-cell table:style-name="ce13" office:value-type="float" office:value="10306471.91" calcext:value-type="float">
            <text:p>10.306.471,91</text:p>
          </table:table-cell>
          <table:table-cell table:style-name="ce13" office:value-type="float" office:value="35754257.63" calcext:value-type="float">
            <text:p>35.754.257,63</text:p>
          </table:table-cell>
          <table:table-cell table:style-name="ce13" office:value-type="float" office:value="130450084" calcext:value-type="float">
            <text:p>130.450.084,00</text:p>
          </table:table-cell>
          <table:table-cell table:style-name="ce13" office:value-type="float" office:value="5855770.58" calcext:value-type="float">
            <text:p>5.855.770,58</text:p>
          </table:table-cell>
          <table:table-cell table:style-name="ce13" office:value-type="float" office:value="216570715.03" calcext:value-type="float">
            <text:p>216.570.715,03</text:p>
          </table:table-cell>
          <table:table-cell table:style-name="ce13" office:value-type="float" office:value="136166543.96" calcext:value-type="float">
            <text:p>136.166.543,96</text:p>
          </table:table-cell>
          <table:table-cell table:style-name="ce13" office:value-type="float" office:value="610879942.74" calcext:value-type="float">
            <text:p>610.879.942,74</text:p>
          </table:table-cell>
          <table:table-cell table:style-name="ce13" office:value-type="float" office:value="165225940.34" calcext:value-type="float">
            <text:p>165.225.940,34</text:p>
          </table:table-cell>
          <table:table-cell table:style-name="ce13" office:value-type="float" office:value="159006404.97" calcext:value-type="float">
            <text:p>159.006.404,97</text:p>
          </table:table-cell>
          <table:table-cell table:style-name="ce13" office:value-type="float" office:value="60267144.46" calcext:value-type="float">
            <text:p>60.267.144,46</text:p>
          </table:table-cell>
          <table:table-cell table:style-name="ce13" office:value-type="float" office:value="441044598.74" calcext:value-type="float">
            <text:p>441.044.598,74</text:p>
          </table:table-cell>
          <table:table-cell table:style-name="ce13" office:value-type="float" office:value="62147077.18" calcext:value-type="float">
            <text:p>62.147.077,18</text:p>
          </table:table-cell>
          <table:table-cell table:style-name="ce13" office:value-type="float" office:value="100902199.24" calcext:value-type="float">
            <text:p>100.902.199,24</text:p>
          </table:table-cell>
          <table:table-cell table:style-name="ce13" office:value-type="float" office:value="75734199.93" calcext:value-type="float">
            <text:p>75.734.199,93</text:p>
          </table:table-cell>
          <table:table-cell table:style-name="ce13" office:value-type="float" office:value="33645592.5" calcext:value-type="float">
            <text:p>33.645.592,50</text:p>
          </table:table-cell>
          <table:table-cell table:style-name="ce13" office:value-type="float" office:value="174362105.38" calcext:value-type="float">
            <text:p>174.362.105,38</text:p>
          </table:table-cell>
          <table:table-cell table:style-name="ce13" office:value-type="float" office:value="22861813.86" calcext:value-type="float">
            <text:p>22.861.813,86</text:p>
          </table:table-cell>
          <table:table-cell table:style-name="ce13" office:value-type="float" office:value="414386655.6" calcext:value-type="float">
            <text:p>414.386.655,60</text:p>
          </table:table-cell>
          <table:table-cell table:style-name="ce13" office:value-type="float" office:value="1224001743.18" calcext:value-type="float">
            <text:p>1.224.001.743,18</text:p>
          </table:table-cell>
          <table:table-cell table:style-name="ce13" office:value-type="float" office:value="38067040.91" calcext:value-type="float">
            <text:p>38.067.040,91</text:p>
          </table:table-cell>
          <table:table-cell table:style-name="ce13" office:value-type="float" office:value="29434349.99" calcext:value-type="float">
            <text:p>29.434.349,99</text:p>
          </table:table-cell>
          <table:table-cell table:style-name="ce13" office:value-type="float" office:value="11245132.85" calcext:value-type="float">
            <text:p>11.245.132,85</text:p>
          </table:table-cell>
          <table:table-cell table:style-name="ce13" office:value-type="float" office:value="352291704.25" calcext:value-type="float">
            <text:p>352.291.704,25</text:p>
          </table:table-cell>
          <table:table-cell table:style-name="ce13" office:value-type="float" office:value="481233142.08" calcext:value-type="float">
            <text:p>481.233.142,08</text:p>
          </table:table-cell>
          <table:table-cell table:style-name="ce13" office:value-type="float" office:value="29775950.64" calcext:value-type="float">
            <text:p>29.775.950,64</text:p>
          </table:table-cell>
          <table:table-cell table:style-name="ce13" office:value-type="float" office:value="2685382776.04" calcext:value-type="float">
            <text:p>2.685.382.776,04</text:p>
          </table:table-cell>
          <table:table-cell table:style-name="ce13" office:value-type="float" office:value="18102839.36" calcext:value-type="float">
            <text:p>18.102.839,36</text:p>
          </table:table-cell>
          <table:table-cell table:style-name="ce21" office:value-type="float" office:value="7725102197.35" calcext:value-type="float">
            <text:p>7.725.102.197,3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1755.64" calcext:value-type="float">
            <text:p>1.755,64</text:p>
          </table:table-cell>
          <table:table-cell table:style-name="ce13" office:value-type="float" office:value="8807.57" calcext:value-type="float">
            <text:p>8.807,57</text:p>
          </table:table-cell>
          <table:table-cell table:style-name="ce13" office:value-type="float" office:value="53822.79" calcext:value-type="float">
            <text:p>53.822,79</text:p>
          </table:table-cell>
          <table:table-cell table:style-name="ce13" office:value-type="float" office:value="5083.03" calcext:value-type="float">
            <text:p>5.083,03</text:p>
          </table:table-cell>
          <table:table-cell table:style-name="ce13" office:value-type="float" office:value="9117742.94" calcext:value-type="float">
            <text:p>9.117.742,94</text:p>
          </table:table-cell>
          <table:table-cell table:style-name="ce13" office:value-type="float" office:value="4687000.11" calcext:value-type="float">
            <text:p>4.687.000,11</text:p>
          </table:table-cell>
          <table:table-cell table:style-name="ce13" office:value-type="float" office:value="80528629.47" calcext:value-type="float">
            <text:p>80.528.629,47</text:p>
          </table:table-cell>
          <table:table-cell table:style-name="ce13" office:value-type="float" office:value="1058603.82" calcext:value-type="float">
            <text:p>1.058.603,82</text:p>
          </table:table-cell>
          <table:table-cell table:style-name="ce13" office:value-type="float" office:value="101951.47" calcext:value-type="float">
            <text:p>101.951,47</text:p>
          </table:table-cell>
          <table:table-cell table:style-name="ce13" office:value-type="float" office:value="12073.18" calcext:value-type="float">
            <text:p>12.073,18</text:p>
          </table:table-cell>
          <table:table-cell table:style-name="ce13" office:value-type="float" office:value="5943841.39" calcext:value-type="float">
            <text:p>5.943.841,39</text:p>
          </table:table-cell>
          <table:table-cell table:style-name="ce13" office:value-type="float" office:value="6982.83" calcext:value-type="float">
            <text:p>6.982,83</text:p>
          </table:table-cell>
          <table:table-cell table:style-name="ce13" office:value-type="float" office:value="74996.46" calcext:value-type="float">
            <text:p>74.996,46</text:p>
          </table:table-cell>
          <table:table-cell table:style-name="ce13" office:value-type="float" office:value="2459162.48" calcext:value-type="float">
            <text:p>2.459.162,48</text:p>
          </table:table-cell>
          <table:table-cell table:style-name="ce13" office:value-type="float" office:value="3811.07" calcext:value-type="float">
            <text:p>3.811,07</text:p>
          </table:table-cell>
          <table:table-cell table:style-name="ce13" office:value-type="float" office:value="196693.37" calcext:value-type="float">
            <text:p>196.693,37</text:p>
          </table:table-cell>
          <table:table-cell table:style-name="ce13" office:value-type="float" office:value="7057.57" calcext:value-type="float">
            <text:p>7.057,57</text:p>
          </table:table-cell>
          <table:table-cell table:style-name="ce13" office:value-type="float" office:value="1987090.32" calcext:value-type="float">
            <text:p>1.987.090,32</text:p>
          </table:table-cell>
          <table:table-cell table:style-name="ce13" office:value-type="float" office:value="24721562.83" calcext:value-type="float">
            <text:p>24.721.562,83</text:p>
          </table:table-cell>
          <table:table-cell table:style-name="ce13" office:value-type="float" office:value="24791.06" calcext:value-type="float">
            <text:p>24.791,06</text:p>
          </table:table-cell>
          <table:table-cell table:style-name="ce13" office:value-type="float" office:value="58793.31" calcext:value-type="float">
            <text:p>58.793,31</text:p>
          </table:table-cell>
          <table:table-cell table:style-name="ce13" office:value-type="float" office:value="1113.28" calcext:value-type="float">
            <text:p>1.113,28</text:p>
          </table:table-cell>
          <table:table-cell table:style-name="ce13" office:value-type="float" office:value="7182110.23" calcext:value-type="float">
            <text:p>7.182.110,23</text:p>
          </table:table-cell>
          <table:table-cell table:style-name="ce13" office:value-type="float" office:value="310310.03" calcext:value-type="float">
            <text:p>310.310,03</text:p>
          </table:table-cell>
          <table:table-cell table:style-name="ce13" office:value-type="float" office:value="339566.55" calcext:value-type="float">
            <text:p>339.566,55</text:p>
          </table:table-cell>
          <table:table-cell table:style-name="ce13" office:value-type="float" office:value="124919455.6" calcext:value-type="float">
            <text:p>124.919.455,60</text:p>
          </table:table-cell>
          <table:table-cell table:style-name="ce13" office:value-type="float" office:value="5927.5" calcext:value-type="float">
            <text:p>5.927,50</text:p>
          </table:table-cell>
          <table:table-cell table:style-name="ce21" office:value-type="float" office:value="263818735.9" calcext:value-type="float">
            <text:p>263.818.735,9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10304716.27" calcext:value-type="float">
            <text:p>10.304.716,27</text:p>
          </table:table-cell>
          <table:table-cell table:style-name="ce13" office:value-type="float" office:value="35745450.06" calcext:value-type="float">
            <text:p>35.745.450,06</text:p>
          </table:table-cell>
          <table:table-cell table:style-name="ce13" office:value-type="float" office:value="130396261.21" calcext:value-type="float">
            <text:p>130.396.261,21</text:p>
          </table:table-cell>
          <table:table-cell table:style-name="ce13" office:value-type="float" office:value="5850687.55" calcext:value-type="float">
            <text:p>5.850.687,55</text:p>
          </table:table-cell>
          <table:table-cell table:style-name="ce13" office:value-type="float" office:value="207452972.09" calcext:value-type="float">
            <text:p>207.452.972,09</text:p>
          </table:table-cell>
          <table:table-cell table:style-name="ce13" office:value-type="float" office:value="131479543.85" calcext:value-type="float">
            <text:p>131.479.543,85</text:p>
          </table:table-cell>
          <table:table-cell table:style-name="ce13" office:value-type="float" office:value="530351313.27" calcext:value-type="float">
            <text:p>530.351.313,27</text:p>
          </table:table-cell>
          <table:table-cell table:style-name="ce13" office:value-type="float" office:value="164167336.52" calcext:value-type="float">
            <text:p>164.167.336,52</text:p>
          </table:table-cell>
          <table:table-cell table:style-name="ce13" office:value-type="float" office:value="158904453.5" calcext:value-type="float">
            <text:p>158.904.453,50</text:p>
          </table:table-cell>
          <table:table-cell table:style-name="ce13" office:value-type="float" office:value="60255071.28" calcext:value-type="float">
            <text:p>60.255.071,28</text:p>
          </table:table-cell>
          <table:table-cell table:style-name="ce13" office:value-type="float" office:value="435100757.35" calcext:value-type="float">
            <text:p>435.100.757,35</text:p>
          </table:table-cell>
          <table:table-cell table:style-name="ce13" office:value-type="float" office:value="62140094.35" calcext:value-type="float">
            <text:p>62.140.094,35</text:p>
          </table:table-cell>
          <table:table-cell table:style-name="ce13" office:value-type="float" office:value="100827202.78" calcext:value-type="float">
            <text:p>100.827.202,78</text:p>
          </table:table-cell>
          <table:table-cell table:style-name="ce13" office:value-type="float" office:value="73275037.45" calcext:value-type="float">
            <text:p>73.275.037,45</text:p>
          </table:table-cell>
          <table:table-cell table:style-name="ce13" office:value-type="float" office:value="33641781.43" calcext:value-type="float">
            <text:p>33.641.781,43</text:p>
          </table:table-cell>
          <table:table-cell table:style-name="ce13" office:value-type="float" office:value="174165412.01" calcext:value-type="float">
            <text:p>174.165.412,01</text:p>
          </table:table-cell>
          <table:table-cell table:style-name="ce13" office:value-type="float" office:value="22854756.29" calcext:value-type="float">
            <text:p>22.854.756,29</text:p>
          </table:table-cell>
          <table:table-cell table:style-name="ce13" office:value-type="float" office:value="412399565.28" calcext:value-type="float">
            <text:p>412.399.565,28</text:p>
          </table:table-cell>
          <table:table-cell table:style-name="ce13" office:value-type="float" office:value="1199280180.35" calcext:value-type="float">
            <text:p>1.199.280.180,35</text:p>
          </table:table-cell>
          <table:table-cell table:style-name="ce13" office:value-type="float" office:value="38042249.85" calcext:value-type="float">
            <text:p>38.042.249,85</text:p>
          </table:table-cell>
          <table:table-cell table:style-name="ce13" office:value-type="float" office:value="29375556.68" calcext:value-type="float">
            <text:p>29.375.556,68</text:p>
          </table:table-cell>
          <table:table-cell table:style-name="ce13" office:value-type="float" office:value="11244019.57" calcext:value-type="float">
            <text:p>11.244.019,57</text:p>
          </table:table-cell>
          <table:table-cell table:style-name="ce13" office:value-type="float" office:value="345109594.02" calcext:value-type="float">
            <text:p>345.109.594,02</text:p>
          </table:table-cell>
          <table:table-cell table:style-name="ce13" office:value-type="float" office:value="480922832.05" calcext:value-type="float">
            <text:p>480.922.832,05</text:p>
          </table:table-cell>
          <table:table-cell table:style-name="ce13" office:value-type="float" office:value="29436384.09" calcext:value-type="float">
            <text:p>29.436.384,09</text:p>
          </table:table-cell>
          <table:table-cell table:style-name="ce13" office:value-type="float" office:value="2560463320.44" calcext:value-type="float">
            <text:p>2.560.463.320,44</text:p>
          </table:table-cell>
          <table:table-cell table:style-name="ce13" office:value-type="float" office:value="18096911.86" calcext:value-type="float">
            <text:p>18.096.911,86</text:p>
          </table:table-cell>
          <table:table-cell table:style-name="ce21" office:value-type="float" office:value="7461283461.45" calcext:value-type="float">
            <text:p>7.461.283.461,4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SLL</text:p>
          </table:table-cell>
          <table:table-cell table:style-name="ce13" office:value-type="float" office:value="6300324.29" calcext:value-type="float">
            <text:p>6.300.324,29</text:p>
          </table:table-cell>
          <table:table-cell table:style-name="ce13" office:value-type="float" office:value="25913067.5" calcext:value-type="float">
            <text:p>25.913.067,50</text:p>
          </table:table-cell>
          <table:table-cell table:style-name="ce13" office:value-type="float" office:value="177609525.99" calcext:value-type="float">
            <text:p>177.609.525,99</text:p>
          </table:table-cell>
          <table:table-cell table:style-name="ce13" office:value-type="float" office:value="3152970.03" calcext:value-type="float">
            <text:p>3.152.970,03</text:p>
          </table:table-cell>
          <table:table-cell table:style-name="ce13" office:value-type="float" office:value="190580372.15" calcext:value-type="float">
            <text:p>190.580.372,15</text:p>
          </table:table-cell>
          <table:table-cell table:style-name="ce13" office:value-type="float" office:value="128545838.04" calcext:value-type="float">
            <text:p>128.545.838,04</text:p>
          </table:table-cell>
          <table:table-cell table:style-name="ce13" office:value-type="float" office:value="307007732.36" calcext:value-type="float">
            <text:p>307.007.732,36</text:p>
          </table:table-cell>
          <table:table-cell table:style-name="ce13" office:value-type="float" office:value="109267748.75" calcext:value-type="float">
            <text:p>109.267.748,75</text:p>
          </table:table-cell>
          <table:table-cell table:style-name="ce13" office:value-type="float" office:value="143161262.75" calcext:value-type="float">
            <text:p>143.161.262,75</text:p>
          </table:table-cell>
          <table:table-cell table:style-name="ce13" office:value-type="float" office:value="36657281.3" calcext:value-type="float">
            <text:p>36.657.281,30</text:p>
          </table:table-cell>
          <table:table-cell table:style-name="ce13" office:value-type="float" office:value="572970573.26" calcext:value-type="float">
            <text:p>572.970.573,26</text:p>
          </table:table-cell>
          <table:table-cell table:style-name="ce13" office:value-type="float" office:value="52499528.58" calcext:value-type="float">
            <text:p>52.499.528,58</text:p>
          </table:table-cell>
          <table:table-cell table:style-name="ce13" office:value-type="float" office:value="131227604.2" calcext:value-type="float">
            <text:p>131.227.604,20</text:p>
          </table:table-cell>
          <table:table-cell table:style-name="ce13" office:value-type="float" office:value="85744971.15" calcext:value-type="float">
            <text:p>85.744.971,15</text:p>
          </table:table-cell>
          <table:table-cell table:style-name="ce13" office:value-type="float" office:value="32200208.43" calcext:value-type="float">
            <text:p>32.200.208,43</text:p>
          </table:table-cell>
          <table:table-cell table:style-name="ce13" office:value-type="float" office:value="110295253.11" calcext:value-type="float">
            <text:p>110.295.253,11</text:p>
          </table:table-cell>
          <table:table-cell table:style-name="ce13" office:value-type="float" office:value="21620332.05" calcext:value-type="float">
            <text:p>21.620.332,05</text:p>
          </table:table-cell>
          <table:table-cell table:style-name="ce13" office:value-type="float" office:value="378034447.39" calcext:value-type="float">
            <text:p>378.034.447,39</text:p>
          </table:table-cell>
          <table:table-cell table:style-name="ce13" office:value-type="float" office:value="2262425773.58" calcext:value-type="float">
            <text:p>2.262.425.773,58</text:p>
          </table:table-cell>
          <table:table-cell table:style-name="ce13" office:value-type="float" office:value="33133760.72" calcext:value-type="float">
            <text:p>33.133.760,72</text:p>
          </table:table-cell>
          <table:table-cell table:style-name="ce13" office:value-type="float" office:value="20652409.89" calcext:value-type="float">
            <text:p>20.652.409,89</text:p>
          </table:table-cell>
          <table:table-cell table:style-name="ce13" office:value-type="float" office:value="7119617.85" calcext:value-type="float">
            <text:p>7.119.617,85</text:p>
          </table:table-cell>
          <table:table-cell table:style-name="ce13" office:value-type="float" office:value="368622945.39" calcext:value-type="float">
            <text:p>368.622.945,39</text:p>
          </table:table-cell>
          <table:table-cell table:style-name="ce13" office:value-type="float" office:value="307652333.58" calcext:value-type="float">
            <text:p>307.652.333,58</text:p>
          </table:table-cell>
          <table:table-cell table:style-name="ce13" office:value-type="float" office:value="26312119.54" calcext:value-type="float">
            <text:p>26.312.119,54</text:p>
          </table:table-cell>
          <table:table-cell table:style-name="ce13" office:value-type="float" office:value="3257026993.13" calcext:value-type="float">
            <text:p>3.257.026.993,13</text:p>
          </table:table-cell>
          <table:table-cell table:style-name="ce13" office:value-type="float" office:value="16296574.11" calcext:value-type="float">
            <text:p>16.296.574,11</text:p>
          </table:table-cell>
          <table:table-cell table:style-name="ce21" office:value-type="float" office:value="8812031569.12" calcext:value-type="float">
            <text:p>8.812.031.569,1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FINANCEIRAS</text:p>
          </table:table-cell>
          <table:table-cell table:style-name="ce13" office:value-type="float" office:value="9901.37" calcext:value-type="float">
            <text:p>9.901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8848.97" calcext:value-type="float">
            <text:p>338.848,9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1037.24" calcext:value-type="float">
            <text:p>2.701.037,24</text:p>
          </table:table-cell>
          <table:table-cell table:style-name="ce13" office:value-type="float" office:value="22806254.72" calcext:value-type="float">
            <text:p>22.806.254,72</text:p>
          </table:table-cell>
          <table:table-cell table:style-name="ce13" office:value-type="float" office:value="45529892.91" calcext:value-type="float">
            <text:p>45.529.892,91</text:p>
          </table:table-cell>
          <table:table-cell table:style-name="ce13" office:value-type="float" office:value="7099875.83" calcext:value-type="float">
            <text:p>7.099.875,83</text:p>
          </table:table-cell>
          <table:table-cell table:style-name="ce13" office:value-type="float" office:value="1125060.67" calcext:value-type="float">
            <text:p>1.125.060,6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2065.15" calcext:value-type="float">
            <text:p>4.742.065,15</text:p>
          </table:table-cell>
          <table:table-cell table:style-name="ce13" office:value-type="float" office:value="73860.87" calcext:value-type="float">
            <text:p>73.860,87</text:p>
          </table:table-cell>
          <table:table-cell table:style-name="ce13" office:value-type="float" office:value="314682.74" calcext:value-type="float">
            <text:p>314.682,74</text:p>
          </table:table-cell>
          <table:table-cell table:style-name="ce13" office:value-type="float" office:value="7943470.83" calcext:value-type="float">
            <text:p>7.943.470,83</text:p>
          </table:table-cell>
          <table:table-cell table:style-name="ce13" office:value-type="float" office:value="2903.64" calcext:value-type="float">
            <text:p>2.903,64</text:p>
          </table:table-cell>
          <table:table-cell table:style-name="ce13" office:value-type="float" office:value="508516.13" calcext:value-type="float">
            <text:p>508.516,13</text:p>
          </table:table-cell>
          <table:table-cell table:style-name="ce13" office:value-type="float" office:value="24920.24" calcext:value-type="float">
            <text:p>24.920,24</text:p>
          </table:table-cell>
          <table:table-cell table:style-name="ce13" office:value-type="float" office:value="14537321.82" calcext:value-type="float">
            <text:p>14.537.321,82</text:p>
          </table:table-cell>
          <table:table-cell table:style-name="ce13" office:value-type="float" office:value="150059752.69" calcext:value-type="float">
            <text:p>150.059.752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48294.1" calcext:value-type="float">
            <text:p>248.294,10</text:p>
          </table:table-cell>
          <table:table-cell table:style-name="ce13" office:value-type="float" office:value="9620.34" calcext:value-type="float">
            <text:p>9.620,34</text:p>
          </table:table-cell>
          <table:table-cell table:style-name="ce13" office:value-type="float" office:value="18076231.49" calcext:value-type="float">
            <text:p>18.076.231,49</text:p>
          </table:table-cell>
          <table:table-cell table:style-name="ce13" office:value-type="float" office:value="1695281.64" calcext:value-type="float">
            <text:p>1.695.281,64</text:p>
          </table:table-cell>
          <table:table-cell table:style-name="ce13" office:value-type="float" office:value="3216261.83" calcext:value-type="float">
            <text:p>3.216.261,83</text:p>
          </table:table-cell>
          <table:table-cell table:style-name="ce13" office:value-type="float" office:value="538809985.63" calcext:value-type="float">
            <text:p>538.809.985,63</text:p>
          </table:table-cell>
          <table:table-cell table:style-name="ce13" office:value-type="float" office:value="11324.21" calcext:value-type="float">
            <text:p>11.324,21</text:p>
          </table:table-cell>
          <table:table-cell table:style-name="ce21" office:value-type="float" office:value="819885365.06" calcext:value-type="float">
            <text:p>819.885.365,0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DEMAIS</text:p>
          </table:table-cell>
          <table:table-cell table:style-name="ce13" office:value-type="float" office:value="6290422.92" calcext:value-type="float">
            <text:p>6.290.422,92</text:p>
          </table:table-cell>
          <table:table-cell table:style-name="ce13" office:value-type="float" office:value="25913067.5" calcext:value-type="float">
            <text:p>25.913.067,50</text:p>
          </table:table-cell>
          <table:table-cell table:style-name="ce13" office:value-type="float" office:value="177270677.02" calcext:value-type="float">
            <text:p>177.270.677,02</text:p>
          </table:table-cell>
          <table:table-cell table:style-name="ce13" office:value-type="float" office:value="3152970.03" calcext:value-type="float">
            <text:p>3.152.970,03</text:p>
          </table:table-cell>
          <table:table-cell table:style-name="ce13" office:value-type="float" office:value="187879334.91" calcext:value-type="float">
            <text:p>187.879.334,91</text:p>
          </table:table-cell>
          <table:table-cell table:style-name="ce13" office:value-type="float" office:value="105739583.32" calcext:value-type="float">
            <text:p>105.739.583,32</text:p>
          </table:table-cell>
          <table:table-cell table:style-name="ce13" office:value-type="float" office:value="261477839.45" calcext:value-type="float">
            <text:p>261.477.839,45</text:p>
          </table:table-cell>
          <table:table-cell table:style-name="ce13" office:value-type="float" office:value="102167872.92" calcext:value-type="float">
            <text:p>102.167.872,92</text:p>
          </table:table-cell>
          <table:table-cell table:style-name="ce13" office:value-type="float" office:value="142036202.08" calcext:value-type="float">
            <text:p>142.036.202,08</text:p>
          </table:table-cell>
          <table:table-cell table:style-name="ce13" office:value-type="float" office:value="36657281.3" calcext:value-type="float">
            <text:p>36.657.281,30</text:p>
          </table:table-cell>
          <table:table-cell table:style-name="ce13" office:value-type="float" office:value="568228508.11" calcext:value-type="float">
            <text:p>568.228.508,11</text:p>
          </table:table-cell>
          <table:table-cell table:style-name="ce13" office:value-type="float" office:value="52425667.71" calcext:value-type="float">
            <text:p>52.425.667,71</text:p>
          </table:table-cell>
          <table:table-cell table:style-name="ce13" office:value-type="float" office:value="130912921.46" calcext:value-type="float">
            <text:p>130.912.921,46</text:p>
          </table:table-cell>
          <table:table-cell table:style-name="ce13" office:value-type="float" office:value="77801500.32" calcext:value-type="float">
            <text:p>77.801.500,32</text:p>
          </table:table-cell>
          <table:table-cell table:style-name="ce13" office:value-type="float" office:value="32197304.79" calcext:value-type="float">
            <text:p>32.197.304,79</text:p>
          </table:table-cell>
          <table:table-cell table:style-name="ce13" office:value-type="float" office:value="109786736.98" calcext:value-type="float">
            <text:p>109.786.736,98</text:p>
          </table:table-cell>
          <table:table-cell table:style-name="ce13" office:value-type="float" office:value="21595411.81" calcext:value-type="float">
            <text:p>21.595.411,81</text:p>
          </table:table-cell>
          <table:table-cell table:style-name="ce13" office:value-type="float" office:value="363497125.57" calcext:value-type="float">
            <text:p>363.497.125,57</text:p>
          </table:table-cell>
          <table:table-cell table:style-name="ce13" office:value-type="float" office:value="2112366020.89" calcext:value-type="float">
            <text:p>2.112.366.020,89</text:p>
          </table:table-cell>
          <table:table-cell table:style-name="ce13" office:value-type="float" office:value="33133760.72" calcext:value-type="float">
            <text:p>33.133.760,72</text:p>
          </table:table-cell>
          <table:table-cell table:style-name="ce13" office:value-type="float" office:value="20404115.79" calcext:value-type="float">
            <text:p>20.404.115,79</text:p>
          </table:table-cell>
          <table:table-cell table:style-name="ce13" office:value-type="float" office:value="7109997.51" calcext:value-type="float">
            <text:p>7.109.997,51</text:p>
          </table:table-cell>
          <table:table-cell table:style-name="ce13" office:value-type="float" office:value="350546713.9" calcext:value-type="float">
            <text:p>350.546.713,90</text:p>
          </table:table-cell>
          <table:table-cell table:style-name="ce13" office:value-type="float" office:value="305957051.94" calcext:value-type="float">
            <text:p>305.957.051,94</text:p>
          </table:table-cell>
          <table:table-cell table:style-name="ce13" office:value-type="float" office:value="23095857.71" calcext:value-type="float">
            <text:p>23.095.857,71</text:p>
          </table:table-cell>
          <table:table-cell table:style-name="ce13" office:value-type="float" office:value="2718217007.5" calcext:value-type="float">
            <text:p>2.718.217.007,50</text:p>
          </table:table-cell>
          <table:table-cell table:style-name="ce13" office:value-type="float" office:value="16285249.9" calcext:value-type="float">
            <text:p>16.285.249,90</text:p>
          </table:table-cell>
          <table:table-cell table:style-name="ce21" office:value-type="float" office:value="7992146204.06" calcext:value-type="float">
            <text:p>7.992.146.204,0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IDE-COMBUSTÍVEIS 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063.38" calcext:value-type="float">
            <text:p>11.063,38</text:p>
          </table:table-cell>
          <table:table-cell table:style-name="ce13" office:value-type="float" office:value="926785.5" calcext:value-type="float">
            <text:p>926.785,5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5729923.8" calcext:value-type="float">
            <text:p>35.729.923,80</text:p>
          </table:table-cell>
          <table:table-cell table:style-name="ce13" office:value-type="float" office:value="2918588.7" calcext:value-type="float">
            <text:p>2.918.588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442.34" calcext:value-type="float">
            <text:p>33.442,34</text:p>
          </table:table-cell>
          <table:table-cell table:style-name="ce13" office:value-type="float" office:value="5077.65" calcext:value-type="float">
            <text:p>5.077,65</text:p>
          </table:table-cell>
          <table:table-cell table:style-name="ce13" office:value-type="float" office:value="14445644.84" calcext:value-type="float">
            <text:p>14.445.644,84</text:p>
          </table:table-cell>
          <table:table-cell table:style-name="ce13" office:value-type="float" office:value="189.51" calcext:value-type="float">
            <text:p>189,5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9624.25" calcext:value-type="float">
            <text:p>199.624,25</text:p>
          </table:table-cell>
          <table:table-cell table:style-name="ce13" office:value-type="float" office:value="1169980.3" calcext:value-type="float">
            <text:p>1.169.980,3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836859.81" calcext:value-type="float">
            <text:p>2.836.859,8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3524.62" calcext:value-type="float">
            <text:p>2.003.524,62</text:p>
          </table:table-cell>
          <table:table-cell table:style-name="ce13" office:value-type="float" office:value="190925179.56" calcext:value-type="float">
            <text:p>190.925.179,5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460834.85" calcext:value-type="float">
            <text:p>5.460.834,85</text:p>
          </table:table-cell>
          <table:table-cell table:style-name="ce13" office:value-type="float" office:value="44.1" calcext:value-type="float">
            <text:p>44,1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666095.09" calcext:value-type="float">
            <text:p>10.666.095,09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267332858.3" calcext:value-type="float">
            <text:p>267.332.858,3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PSSS - Contrib. p/ o Plano de Segurid. Social Serv. Público</text:p>
          </table:table-cell>
          <table:table-cell table:style-name="ce13" office:value-type="float" office:value="8836932.19" calcext:value-type="float">
            <text:p>8.836.932,19</text:p>
          </table:table-cell>
          <table:table-cell table:style-name="ce13" office:value-type="float" office:value="32197293.18" calcext:value-type="float">
            <text:p>32.197.293,18</text:p>
          </table:table-cell>
          <table:table-cell table:style-name="ce13" office:value-type="float" office:value="46945068.16" calcext:value-type="float">
            <text:p>46.945.068,16</text:p>
          </table:table-cell>
          <table:table-cell table:style-name="ce13" office:value-type="float" office:value="26042701.11" calcext:value-type="float">
            <text:p>26.042.701,11</text:p>
          </table:table-cell>
          <table:table-cell table:style-name="ce13" office:value-type="float" office:value="94264788.45" calcext:value-type="float">
            <text:p>94.264.788,45</text:p>
          </table:table-cell>
          <table:table-cell table:style-name="ce13" office:value-type="float" office:value="64150140.89" calcext:value-type="float">
            <text:p>64.150.140,89</text:p>
          </table:table-cell>
          <table:table-cell table:style-name="ce13" office:value-type="float" office:value="1745653501.48" calcext:value-type="float">
            <text:p>1.745.653.501,48</text:p>
          </table:table-cell>
          <table:table-cell table:style-name="ce13" office:value-type="float" office:value="40314975.57" calcext:value-type="float">
            <text:p>40.314.975,57</text:p>
          </table:table-cell>
          <table:table-cell table:style-name="ce13" office:value-type="float" office:value="76312738.22" calcext:value-type="float">
            <text:p>76.312.738,22</text:p>
          </table:table-cell>
          <table:table-cell table:style-name="ce13" office:value-type="float" office:value="38109778.37" calcext:value-type="float">
            <text:p>38.109.778,37</text:p>
          </table:table-cell>
          <table:table-cell table:style-name="ce13" office:value-type="float" office:value="220599583.79" calcext:value-type="float">
            <text:p>220.599.583,79</text:p>
          </table:table-cell>
          <table:table-cell table:style-name="ce13" office:value-type="float" office:value="31478032.32" calcext:value-type="float">
            <text:p>31.478.032,32</text:p>
          </table:table-cell>
          <table:table-cell table:style-name="ce13" office:value-type="float" office:value="51035083.32" calcext:value-type="float">
            <text:p>51.035.083,32</text:p>
          </table:table-cell>
          <table:table-cell table:style-name="ce13" office:value-type="float" office:value="63862674.18" calcext:value-type="float">
            <text:p>63.862.674,18</text:p>
          </table:table-cell>
          <table:table-cell table:style-name="ce13" office:value-type="float" office:value="66361897.6" calcext:value-type="float">
            <text:p>66.361.897,60</text:p>
          </table:table-cell>
          <table:table-cell table:style-name="ce13" office:value-type="float" office:value="96227537.9" calcext:value-type="float">
            <text:p>96.227.537,90</text:p>
          </table:table-cell>
          <table:table-cell table:style-name="ce13" office:value-type="float" office:value="31051363.7" calcext:value-type="float">
            <text:p>31.051.363,70</text:p>
          </table:table-cell>
          <table:table-cell table:style-name="ce13" office:value-type="float" office:value="105081631.83" calcext:value-type="float">
            <text:p>105.081.631,83</text:p>
          </table:table-cell>
          <table:table-cell table:style-name="ce13" office:value-type="float" office:value="355950728.15" calcext:value-type="float">
            <text:p>355.950.728,15</text:p>
          </table:table-cell>
          <table:table-cell table:style-name="ce13" office:value-type="float" office:value="52294384.89" calcext:value-type="float">
            <text:p>52.294.384,89</text:p>
          </table:table-cell>
          <table:table-cell table:style-name="ce13" office:value-type="float" office:value="30384613.68" calcext:value-type="float">
            <text:p>30.384.613,68</text:p>
          </table:table-cell>
          <table:table-cell table:style-name="ce13" office:value-type="float" office:value="13838313.29" calcext:value-type="float">
            <text:p>13.838.313,29</text:p>
          </table:table-cell>
          <table:table-cell table:style-name="ce13" office:value-type="float" office:value="182573253.86" calcext:value-type="float">
            <text:p>182.573.253,86</text:p>
          </table:table-cell>
          <table:table-cell table:style-name="ce13" office:value-type="float" office:value="78359799.92" calcext:value-type="float">
            <text:p>78.359.799,92</text:p>
          </table:table-cell>
          <table:table-cell table:style-name="ce13" office:value-type="float" office:value="27080680.84" calcext:value-type="float">
            <text:p>27.080.680,84</text:p>
          </table:table-cell>
          <table:table-cell table:style-name="ce13" office:value-type="float" office:value="241344685.55" calcext:value-type="float">
            <text:p>241.344.685,55</text:p>
          </table:table-cell>
          <table:table-cell table:style-name="ce13" office:value-type="float" office:value="20799710.06" calcext:value-type="float">
            <text:p>20.799.710,06</text:p>
          </table:table-cell>
          <table:table-cell table:style-name="ce21" office:value-type="float" office:value="3841151892.5" calcext:value-type="float">
            <text:p>3.841.151.892,5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OUTRAS RECEITAS ADMINISTRADAS</text:p>
          </table:table-cell>
          <table:table-cell table:style-name="ce14" office:value-type="float" office:value="515824.63" calcext:value-type="float">
            <text:p>515.824,63</text:p>
          </table:table-cell>
          <table:table-cell table:style-name="ce14" office:value-type="float" office:value="2145087.41" calcext:value-type="float">
            <text:p>2.145.087,41</text:p>
          </table:table-cell>
          <table:table-cell table:style-name="ce14" office:value-type="float" office:value="46807988.69" calcext:value-type="float">
            <text:p>46.807.988,69</text:p>
          </table:table-cell>
          <table:table-cell table:style-name="ce14" office:value-type="float" office:value="323334.22" calcext:value-type="float">
            <text:p>323.334,22</text:p>
          </table:table-cell>
          <table:table-cell table:style-name="ce14" office:value-type="float" office:value="16320420.43" calcext:value-type="float">
            <text:p>16.320.420,43</text:p>
          </table:table-cell>
          <table:table-cell table:style-name="ce14" office:value-type="float" office:value="8110735.54" calcext:value-type="float">
            <text:p>8.110.735,54</text:p>
          </table:table-cell>
          <table:table-cell table:style-name="ce14" office:value-type="float" office:value="588153180.38" calcext:value-type="float">
            <text:p>588.153.180,38</text:p>
          </table:table-cell>
          <table:table-cell table:style-name="ce14" office:value-type="float" office:value="8910243.75" calcext:value-type="float">
            <text:p>8.910.243,75</text:p>
          </table:table-cell>
          <table:table-cell table:style-name="ce14" office:value-type="float" office:value="38736561.73" calcext:value-type="float">
            <text:p>38.736.561,73</text:p>
          </table:table-cell>
          <table:table-cell table:style-name="ce14" office:value-type="float" office:value="2141449.16" calcext:value-type="float">
            <text:p>2.141.449,16</text:p>
          </table:table-cell>
          <table:table-cell table:style-name="ce14" office:value-type="float" office:value="-35488014.78" calcext:value-type="float">
            <text:p>-35.488.014,78</text:p>
          </table:table-cell>
          <table:table-cell table:style-name="ce14" office:value-type="float" office:value="1132321.12" calcext:value-type="float">
            <text:p>1.132.321,12</text:p>
          </table:table-cell>
          <table:table-cell table:style-name="ce14" office:value-type="float" office:value="41910014.18" calcext:value-type="float">
            <text:p>41.910.014,18</text:p>
          </table:table-cell>
          <table:table-cell table:style-name="ce14" office:value-type="float" office:value="3551717.42" calcext:value-type="float">
            <text:p>3.551.717,42</text:p>
          </table:table-cell>
          <table:table-cell table:style-name="ce14" office:value-type="float" office:value="3904792.25" calcext:value-type="float">
            <text:p>3.904.792,25</text:p>
          </table:table-cell>
          <table:table-cell table:style-name="ce14" office:value-type="float" office:value="13477071.17" calcext:value-type="float">
            <text:p>13.477.071,17</text:p>
          </table:table-cell>
          <table:table-cell table:style-name="ce14" office:value-type="float" office:value="1300047" calcext:value-type="float">
            <text:p>1.300.047,00</text:p>
          </table:table-cell>
          <table:table-cell table:style-name="ce14" office:value-type="float" office:value="41916806.56" calcext:value-type="float">
            <text:p>41.916.806,56</text:p>
          </table:table-cell>
          <table:table-cell table:style-name="ce14" office:value-type="float" office:value="702448151.79" calcext:value-type="float">
            <text:p>702.448.151,79</text:p>
          </table:table-cell>
          <table:table-cell table:style-name="ce14" office:value-type="float" office:value="2434399.18" calcext:value-type="float">
            <text:p>2.434.399,18</text:p>
          </table:table-cell>
          <table:table-cell table:style-name="ce14" office:value-type="float" office:value="1497387.1" calcext:value-type="float">
            <text:p>1.497.387,10</text:p>
          </table:table-cell>
          <table:table-cell table:style-name="ce14" office:value-type="float" office:value="675308.93" calcext:value-type="float">
            <text:p>675.308,93</text:p>
          </table:table-cell>
          <table:table-cell table:style-name="ce14" office:value-type="float" office:value="27304497.54" calcext:value-type="float">
            <text:p>27.304.497,54</text:p>
          </table:table-cell>
          <table:table-cell table:style-name="ce14" office:value-type="float" office:value="42357938.85" calcext:value-type="float">
            <text:p>42.357.938,85</text:p>
          </table:table-cell>
          <table:table-cell table:style-name="ce14" office:value-type="float" office:value="6972826.07" calcext:value-type="float">
            <text:p>6.972.826,07</text:p>
          </table:table-cell>
          <table:table-cell table:style-name="ce14" office:value-type="float" office:value="656717743.65" calcext:value-type="float">
            <text:p>656.717.743,65</text:p>
          </table:table-cell>
          <table:table-cell table:style-name="ce14" office:value-type="float" office:value="1015633.32" calcext:value-type="float">
            <text:p>1.015.633,32</text:p>
          </table:table-cell>
          <table:table-cell table:style-name="ce22" office:value-type="float" office:value="2225293467.29" calcext:value-type="float">
            <text:p>2.225.293.467,29</text:p>
          </table:table-cell>
          <table:table-cell table:style-name="ce18" table:number-columns-repeated="2"/>
          <table:table-cell table:number-columns-repeated="993"/>
        </table:table-row>
        <table:table-row table:style-name="ro6">
          <table:table-cell table:style-name="ce7" office:value-type="string" calcext:value-type="string">
            <text:p>SUBTOTAL [A]</text:p>
          </table:table-cell>
          <table:table-cell table:style-name="ce15" office:value-type="float" office:value="83371624.25" calcext:value-type="float">
            <text:p>83.371.624,25</text:p>
          </table:table-cell>
          <table:table-cell table:style-name="ce15" office:value-type="float" office:value="354269721.5" calcext:value-type="float">
            <text:p>354.269.721,50</text:p>
          </table:table-cell>
          <table:table-cell table:style-name="ce15" office:value-type="float" office:value="1295558926.98" calcext:value-type="float">
            <text:p>1.295.558.926,98</text:p>
          </table:table-cell>
          <table:table-cell table:style-name="ce15" office:value-type="float" office:value="65369536.61" calcext:value-type="float">
            <text:p>65.369.536,61</text:p>
          </table:table-cell>
          <table:table-cell table:style-name="ce15" office:value-type="float" office:value="2255306293.26" calcext:value-type="float">
            <text:p>2.255.306.293,26</text:p>
          </table:table-cell>
          <table:table-cell table:style-name="ce15" office:value-type="float" office:value="1505442884.47" calcext:value-type="float">
            <text:p>1.505.442.884,47</text:p>
          </table:table-cell>
          <table:table-cell table:style-name="ce15" office:value-type="float" office:value="11770535182.43" calcext:value-type="float">
            <text:p>11.770.535.182,43</text:p>
          </table:table-cell>
          <table:table-cell table:style-name="ce15" office:value-type="float" office:value="1950080202.1" calcext:value-type="float">
            <text:p>1.950.080.202,10</text:p>
          </table:table-cell>
          <table:table-cell table:style-name="ce15" office:value-type="float" office:value="1594337455.61" calcext:value-type="float">
            <text:p>1.594.337.455,61</text:p>
          </table:table-cell>
          <table:table-cell table:style-name="ce15" office:value-type="float" office:value="544797113.28" calcext:value-type="float">
            <text:p>544.797.113,28</text:p>
          </table:table-cell>
          <table:table-cell table:style-name="ce15" office:value-type="float" office:value="6347986946.32" calcext:value-type="float">
            <text:p>6.347.986.946,32</text:p>
          </table:table-cell>
          <table:table-cell table:style-name="ce15" office:value-type="float" office:value="644058771.57" calcext:value-type="float">
            <text:p>644.058.771,57</text:p>
          </table:table-cell>
          <table:table-cell table:style-name="ce15" office:value-type="float" office:value="1124642560.66" calcext:value-type="float">
            <text:p>1.124.642.560,66</text:p>
          </table:table-cell>
          <table:table-cell table:style-name="ce15" office:value-type="float" office:value="826929546.34" calcext:value-type="float">
            <text:p>826.929.546,34</text:p>
          </table:table-cell>
          <table:table-cell table:style-name="ce15" office:value-type="float" office:value="404779711.65" calcext:value-type="float">
            <text:p>404.779.711,65</text:p>
          </table:table-cell>
          <table:table-cell table:style-name="ce15" office:value-type="float" office:value="1797732195.81" calcext:value-type="float">
            <text:p>1.797.732.195,81</text:p>
          </table:table-cell>
          <table:table-cell table:style-name="ce15" office:value-type="float" office:value="235731092.27" calcext:value-type="float">
            <text:p>235.731.092,27</text:p>
          </table:table-cell>
          <table:table-cell table:style-name="ce15" office:value-type="float" office:value="5400568415.28" calcext:value-type="float">
            <text:p>5.400.568.415,28</text:p>
          </table:table-cell>
          <table:table-cell table:style-name="ce15" office:value-type="float" office:value="22172698284.55" calcext:value-type="float">
            <text:p>22.172.698.284,55</text:p>
          </table:table-cell>
          <table:table-cell table:style-name="ce15" office:value-type="float" office:value="374793729.94" calcext:value-type="float">
            <text:p>374.793.729,94</text:p>
          </table:table-cell>
          <table:table-cell table:style-name="ce15" office:value-type="float" office:value="283227927.09" calcext:value-type="float">
            <text:p>283.227.927,09</text:p>
          </table:table-cell>
          <table:table-cell table:style-name="ce15" office:value-type="float" office:value="75463436.52" calcext:value-type="float">
            <text:p>75.463.436,52</text:p>
          </table:table-cell>
          <table:table-cell table:style-name="ce15" office:value-type="float" office:value="4960481278.4" calcext:value-type="float">
            <text:p>4.960.481.278,40</text:p>
          </table:table-cell>
          <table:table-cell table:style-name="ce15" office:value-type="float" office:value="6462818863.56" calcext:value-type="float">
            <text:p>6.462.818.863,56</text:p>
          </table:table-cell>
          <table:table-cell table:style-name="ce15" office:value-type="float" office:value="294226580.19" calcext:value-type="float">
            <text:p>294.226.580,19</text:p>
          </table:table-cell>
          <table:table-cell table:style-name="ce15" office:value-type="float" office:value="50520626727.55" calcext:value-type="float">
            <text:p>50.520.626.727,55</text:p>
          </table:table-cell>
          <table:table-cell table:style-name="ce15" office:value-type="float" office:value="159241529.38" calcext:value-type="float">
            <text:p>159.241.529,38</text:p>
          </table:table-cell>
          <table:table-cell table:style-name="ce23" office:value-type="float" office:value="123505076537.57" calcext:value-type="float">
            <text:p>123.505.076.537,57</text:p>
          </table:table-cell>
          <table:table-cell table:style-name="ce18"/>
          <table:table-cell table:style-name="ce27" table:number-columns-repeated="994"/>
        </table:table-row>
        <table:table-row table:style-name="ro4">
          <table:table-cell table:style-name="ce8" office:value-type="string" calcext:value-type="string">
            <text:p>RECEITA PREVIDENCIÁRIA [B]</text:p>
          </table:table-cell>
          <table:table-cell table:style-name="ce16" office:value-type="float" office:value="136984358.951126" calcext:value-type="float">
            <text:p>136.984.358,95</text:p>
          </table:table-cell>
          <table:table-cell table:style-name="ce16" office:value-type="float" office:value="359548015.038032" calcext:value-type="float">
            <text:p>359.548.015,04</text:p>
          </table:table-cell>
          <table:table-cell table:style-name="ce16" office:value-type="float" office:value="741844839.235821" calcext:value-type="float">
            <text:p>741.844.839,24</text:p>
          </table:table-cell>
          <table:table-cell table:style-name="ce16" office:value-type="float" office:value="72428300.7202833" calcext:value-type="float">
            <text:p>72.428.300,72</text:p>
          </table:table-cell>
          <table:table-cell table:style-name="ce16" office:value-type="float" office:value="2292310458.99411" calcext:value-type="float">
            <text:p>2.292.310.458,99</text:p>
          </table:table-cell>
          <table:table-cell table:style-name="ce16" office:value-type="float" office:value="1487831214.83517" calcext:value-type="float">
            <text:p>1.487.831.214,84</text:p>
          </table:table-cell>
          <table:table-cell table:style-name="ce16" office:value-type="float" office:value="3266686597.41959" calcext:value-type="float">
            <text:p>3.266.686.597,42</text:p>
          </table:table-cell>
          <table:table-cell table:style-name="ce16" office:value-type="float" office:value="1052847720.71904" calcext:value-type="float">
            <text:p>1.052.847.720,72</text:p>
          </table:table-cell>
          <table:table-cell table:style-name="ce16" office:value-type="float" office:value="1362989675.79346" calcext:value-type="float">
            <text:p>1.362.989.675,79</text:p>
          </table:table-cell>
          <table:table-cell table:style-name="ce16" office:value-type="float" office:value="547368704.646705" calcext:value-type="float">
            <text:p>547.368.704,65</text:p>
          </table:table-cell>
          <table:table-cell table:style-name="ce16" office:value-type="float" office:value="5713516761.9047" calcext:value-type="float">
            <text:p>5.713.516.761,90</text:p>
          </table:table-cell>
          <table:table-cell table:style-name="ce16" office:value-type="float" office:value="633143033.536636" calcext:value-type="float">
            <text:p>633.143.033,54</text:p>
          </table:table-cell>
          <table:table-cell table:style-name="ce16" office:value-type="float" office:value="979020507.571565" calcext:value-type="float">
            <text:p>979.020.507,57</text:p>
          </table:table-cell>
          <table:table-cell table:style-name="ce16" office:value-type="float" office:value="1090081184.80304" calcext:value-type="float">
            <text:p>1.090.081.184,80</text:p>
          </table:table-cell>
          <table:table-cell table:style-name="ce16" office:value-type="float" office:value="568369196.745445" calcext:value-type="float">
            <text:p>568.369.196,75</text:p>
          </table:table-cell>
          <table:table-cell table:style-name="ce16" office:value-type="float" office:value="1430345015.73362" calcext:value-type="float">
            <text:p>1.430.345.015,73</text:p>
          </table:table-cell>
          <table:table-cell table:style-name="ce16" office:value-type="float" office:value="378468551.086279" calcext:value-type="float">
            <text:p>378.468.551,09</text:p>
          </table:table-cell>
          <table:table-cell table:style-name="ce16" office:value-type="float" office:value="3763453080.61522" calcext:value-type="float">
            <text:p>3.763.453.080,62</text:p>
          </table:table-cell>
          <table:table-cell table:style-name="ce16" office:value-type="float" office:value="5822919809.58117" calcext:value-type="float">
            <text:p>5.822.919.809,58</text:p>
          </table:table-cell>
          <table:table-cell table:style-name="ce16" office:value-type="float" office:value="478171121.542411" calcext:value-type="float">
            <text:p>478.171.121,54</text:p>
          </table:table-cell>
          <table:table-cell table:style-name="ce16" office:value-type="float" office:value="305101793.720313" calcext:value-type="float">
            <text:p>305.101.793,72</text:p>
          </table:table-cell>
          <table:table-cell table:style-name="ce16" office:value-type="float" office:value="102265208.865386" calcext:value-type="float">
            <text:p>102.265.208,87</text:p>
          </table:table-cell>
          <table:table-cell table:style-name="ce16" office:value-type="float" office:value="3875469527.12334" calcext:value-type="float">
            <text:p>3.875.469.527,12</text:p>
          </table:table-cell>
          <table:table-cell table:style-name="ce16" office:value-type="float" office:value="3404456920.35198" calcext:value-type="float">
            <text:p>3.404.456.920,35</text:p>
          </table:table-cell>
          <table:table-cell table:style-name="ce16" office:value-type="float" office:value="350458931.028071" calcext:value-type="float">
            <text:p>350.458.931,03</text:p>
          </table:table-cell>
          <table:table-cell table:style-name="ce16" office:value-type="float" office:value="25011374378.572" calcext:value-type="float">
            <text:p>25.011.374.378,57</text:p>
          </table:table-cell>
          <table:table-cell table:style-name="ce16" office:value-type="float" office:value="263909687.31556" calcext:value-type="float">
            <text:p>263.909.687,32</text:p>
          </table:table-cell>
          <table:table-cell table:style-name="ce24" office:value-type="float" office:value="65491364596.45" calcext:value-type="float">
            <text:p>65.491.364.596,45</text:p>
          </table:table-cell>
          <table:table-cell table:style-name="ce18"/>
          <table:table-cell table:style-name="ce27" table:number-columns-repeated="994"/>
        </table:table-row>
        <table:table-row table:style-name="ro6">
          <table:table-cell table:style-name="ce7" office:value-type="string" calcext:value-type="string">
            <text:p>ADMINISTRADAS PELA RFB [C]=[A]+[B]</text:p>
          </table:table-cell>
          <table:table-cell table:style-name="ce15" office:value-type="float" office:value="220355983.201126" calcext:value-type="float">
            <text:p>220.355.983,20</text:p>
          </table:table-cell>
          <table:table-cell table:style-name="ce15" office:value-type="float" office:value="713817736.538032" calcext:value-type="float">
            <text:p>713.817.736,54</text:p>
          </table:table-cell>
          <table:table-cell table:style-name="ce15" office:value-type="float" office:value="2037403766.21582" calcext:value-type="float">
            <text:p>2.037.403.766,22</text:p>
          </table:table-cell>
          <table:table-cell table:style-name="ce15" office:value-type="float" office:value="137797837.330283" calcext:value-type="float">
            <text:p>137.797.837,33</text:p>
          </table:table-cell>
          <table:table-cell table:style-name="ce15" office:value-type="float" office:value="4547616752.25411" calcext:value-type="float">
            <text:p>4.547.616.752,25</text:p>
          </table:table-cell>
          <table:table-cell table:style-name="ce15" office:value-type="float" office:value="2993274099.30517" calcext:value-type="float">
            <text:p>2.993.274.099,31</text:p>
          </table:table-cell>
          <table:table-cell table:style-name="ce15" office:value-type="float" office:value="15037221779.8496" calcext:value-type="float">
            <text:p>15.037.221.779,85</text:p>
          </table:table-cell>
          <table:table-cell table:style-name="ce15" office:value-type="float" office:value="3002927922.81904" calcext:value-type="float">
            <text:p>3.002.927.922,82</text:p>
          </table:table-cell>
          <table:table-cell table:style-name="ce15" office:value-type="float" office:value="2957327131.40346" calcext:value-type="float">
            <text:p>2.957.327.131,40</text:p>
          </table:table-cell>
          <table:table-cell table:style-name="ce15" office:value-type="float" office:value="1092165817.9267" calcext:value-type="float">
            <text:p>1.092.165.817,93</text:p>
          </table:table-cell>
          <table:table-cell table:style-name="ce15" office:value-type="float" office:value="12061503708.2247" calcext:value-type="float">
            <text:p>12.061.503.708,22</text:p>
          </table:table-cell>
          <table:table-cell table:style-name="ce15" office:value-type="float" office:value="1277201805.10664" calcext:value-type="float">
            <text:p>1.277.201.805,11</text:p>
          </table:table-cell>
          <table:table-cell table:style-name="ce15" office:value-type="float" office:value="2103663068.23157" calcext:value-type="float">
            <text:p>2.103.663.068,23</text:p>
          </table:table-cell>
          <table:table-cell table:style-name="ce15" office:value-type="float" office:value="1917010731.14304" calcext:value-type="float">
            <text:p>1.917.010.731,14</text:p>
          </table:table-cell>
          <table:table-cell table:style-name="ce15" office:value-type="float" office:value="973148908.395445" calcext:value-type="float">
            <text:p>973.148.908,40</text:p>
          </table:table-cell>
          <table:table-cell table:style-name="ce15" office:value-type="float" office:value="3228077211.54362" calcext:value-type="float">
            <text:p>3.228.077.211,54</text:p>
          </table:table-cell>
          <table:table-cell table:style-name="ce15" office:value-type="float" office:value="614199643.356279" calcext:value-type="float">
            <text:p>614.199.643,36</text:p>
          </table:table-cell>
          <table:table-cell table:style-name="ce15" office:value-type="float" office:value="9164021495.89522" calcext:value-type="float">
            <text:p>9.164.021.495,90</text:p>
          </table:table-cell>
          <table:table-cell table:style-name="ce15" office:value-type="float" office:value="27995618094.1312" calcext:value-type="float">
            <text:p>27.995.618.094,13</text:p>
          </table:table-cell>
          <table:table-cell table:style-name="ce15" office:value-type="float" office:value="852964851.482411" calcext:value-type="float">
            <text:p>852.964.851,48</text:p>
          </table:table-cell>
          <table:table-cell table:style-name="ce15" office:value-type="float" office:value="588329720.810313" calcext:value-type="float">
            <text:p>588.329.720,81</text:p>
          </table:table-cell>
          <table:table-cell table:style-name="ce15" office:value-type="float" office:value="177728645.385386" calcext:value-type="float">
            <text:p>177.728.645,39</text:p>
          </table:table-cell>
          <table:table-cell table:style-name="ce15" office:value-type="float" office:value="8835950805.52335" calcext:value-type="float">
            <text:p>8.835.950.805,52</text:p>
          </table:table-cell>
          <table:table-cell table:style-name="ce15" office:value-type="float" office:value="9867275783.91198" calcext:value-type="float">
            <text:p>9.867.275.783,91</text:p>
          </table:table-cell>
          <table:table-cell table:style-name="ce15" office:value-type="float" office:value="644685511.218071" calcext:value-type="float">
            <text:p>644.685.511,22</text:p>
          </table:table-cell>
          <table:table-cell table:style-name="ce15" office:value-type="float" office:value="75532001106.1219" calcext:value-type="float">
            <text:p>75.532.001.106,12</text:p>
          </table:table-cell>
          <table:table-cell table:style-name="ce15" office:value-type="float" office:value="423151216.69556" calcext:value-type="float">
            <text:p>423.151.216,70</text:p>
          </table:table-cell>
          <table:table-cell table:style-name="ce23" office:value-type="float" office:value="188996441134.02" calcext:value-type="float">
            <text:p>188.996.441.134,02</text:p>
          </table:table-cell>
          <table:table-cell table:style-name="ce18"/>
          <table:table-cell table:style-name="ce27" table:number-columns-repeated="994"/>
        </table:table-row>
        <table:table-row table:style-name="ro1">
          <table:table-cell table:style-name="ce8" office:value-type="string" calcext:value-type="string">
            <text:p>ADMINISTRADAS POR OUTROS ÓRGÃOS [D]</text:p>
          </table:table-cell>
          <table:table-cell table:style-name="ce17" office:value-type="float" office:value="7581993.52537988" calcext:value-type="float">
            <text:p>7.581.993,53</text:p>
          </table:table-cell>
          <table:table-cell table:style-name="ce17" office:value-type="float" office:value="5217551.23816347" calcext:value-type="float">
            <text:p>5.217.551,24</text:p>
          </table:table-cell>
          <table:table-cell table:style-name="ce17" office:value-type="float" office:value="5536130.80329103" calcext:value-type="float">
            <text:p>5.536.130,80</text:p>
          </table:table-cell>
          <table:table-cell table:style-name="ce17" office:value-type="float" office:value="913124.892235507" calcext:value-type="float">
            <text:p>913.124,89</text:p>
          </table:table-cell>
          <table:table-cell table:style-name="ce17" office:value-type="float" office:value="14972587.9820779" calcext:value-type="float">
            <text:p>14.972.587,98</text:p>
          </table:table-cell>
          <table:table-cell table:style-name="ce17" office:value-type="float" office:value="7324979.51631691" calcext:value-type="float">
            <text:p>7.324.979,52</text:p>
          </table:table-cell>
          <table:table-cell table:style-name="ce17" office:value-type="float" office:value="13712212.6572756" calcext:value-type="float">
            <text:p>13.712.212,66</text:p>
          </table:table-cell>
          <table:table-cell table:style-name="ce17" office:value-type="float" office:value="10776252.3055692" calcext:value-type="float">
            <text:p>10.776.252,31</text:p>
          </table:table-cell>
          <table:table-cell table:style-name="ce17" office:value-type="float" office:value="12081440.6127297" calcext:value-type="float">
            <text:p>12.081.440,61</text:p>
          </table:table-cell>
          <table:table-cell table:style-name="ce17" office:value-type="float" office:value="4211879.35653992" calcext:value-type="float">
            <text:p>4.211.879,36</text:p>
          </table:table-cell>
          <table:table-cell table:style-name="ce17" office:value-type="float" office:value="49002836.0992217" calcext:value-type="float">
            <text:p>49.002.836,10</text:p>
          </table:table-cell>
          <table:table-cell table:style-name="ce17" office:value-type="float" office:value="6027843.0665163" calcext:value-type="float">
            <text:p>6.027.843,07</text:p>
          </table:table-cell>
          <table:table-cell table:style-name="ce17" office:value-type="float" office:value="10037818.1297619" calcext:value-type="float">
            <text:p>10.037.818,13</text:p>
          </table:table-cell>
          <table:table-cell table:style-name="ce17" office:value-type="float" office:value="6657380.10849996" calcext:value-type="float">
            <text:p>6.657.380,11</text:p>
          </table:table-cell>
          <table:table-cell table:style-name="ce17" office:value-type="float" office:value="4374429.3170249" calcext:value-type="float">
            <text:p>4.374.429,32</text:p>
          </table:table-cell>
          <table:table-cell table:style-name="ce17" office:value-type="float" office:value="19150630.3998338" calcext:value-type="float">
            <text:p>19.150.630,40</text:p>
          </table:table-cell>
          <table:table-cell table:style-name="ce17" office:value-type="float" office:value="4301384.8313474" calcext:value-type="float">
            <text:p>4.301.384,83</text:p>
          </table:table-cell>
          <table:table-cell table:style-name="ce17" office:value-type="float" office:value="38302847.0310038" calcext:value-type="float">
            <text:p>38.302.847,03</text:p>
          </table:table-cell>
          <table:table-cell table:style-name="ce17" office:value-type="float" office:value="4342318498.71282" calcext:value-type="float">
            <text:p>4.342.318.498,71</text:p>
          </table:table-cell>
          <table:table-cell table:style-name="ce17" office:value-type="float" office:value="12913807.7782171" calcext:value-type="float">
            <text:p>12.913.807,78</text:p>
          </table:table-cell>
          <table:table-cell table:style-name="ce17" office:value-type="float" office:value="1875664.33717904" calcext:value-type="float">
            <text:p>1.875.664,34</text:p>
          </table:table-cell>
          <table:table-cell table:style-name="ce17" office:value-type="float" office:value="911273.944418431" calcext:value-type="float">
            <text:p>911.273,94</text:p>
          </table:table-cell>
          <table:table-cell table:style-name="ce17" office:value-type="float" office:value="28035992.6490691" calcext:value-type="float">
            <text:p>28.035.992,65</text:p>
          </table:table-cell>
          <table:table-cell table:style-name="ce17" office:value-type="float" office:value="21963216.4414946" calcext:value-type="float">
            <text:p>21.963.216,44</text:p>
          </table:table-cell>
          <table:table-cell table:style-name="ce17" office:value-type="float" office:value="3046648.31385071" calcext:value-type="float">
            <text:p>3.046.648,31</text:p>
          </table:table-cell>
          <table:table-cell table:style-name="ce17" office:value-type="float" office:value="270833533.776945" calcext:value-type="float">
            <text:p>270.833.533,78</text:p>
          </table:table-cell>
          <table:table-cell table:style-name="ce17" office:value-type="float" office:value="3686417.44322189" calcext:value-type="float">
            <text:p>3.686.417,44</text:p>
          </table:table-cell>
          <table:table-cell table:style-name="ce25" office:value-type="float" office:value="4905768375.27" calcext:value-type="float">
            <text:p>4.905.768.375,27</text:p>
          </table:table-cell>
          <table:table-cell table:style-name="ce18"/>
          <table:table-cell table:style-name="ce27" table:number-columns-repeated="994"/>
        </table:table-row>
        <table:table-row table:style-name="ro7">
          <table:table-cell table:style-name="ce7" office:value-type="string" calcext:value-type="string">
            <text:p>TOTAL GERAL <text:s text:c="2"/>[E]=[C]+[D]</text:p>
          </table:table-cell>
          <table:table-cell table:style-name="ce15" office:value-type="float" office:value="227937976.726506" calcext:value-type="float">
            <text:p>227.937.976,73</text:p>
          </table:table-cell>
          <table:table-cell table:style-name="ce15" office:value-type="float" office:value="719035287.776196" calcext:value-type="float">
            <text:p>719.035.287,78</text:p>
          </table:table-cell>
          <table:table-cell table:style-name="ce15" office:value-type="float" office:value="2042939897.01911" calcext:value-type="float">
            <text:p>2.042.939.897,02</text:p>
          </table:table-cell>
          <table:table-cell table:style-name="ce15" office:value-type="float" office:value="138710962.222519" calcext:value-type="float">
            <text:p>138.710.962,22</text:p>
          </table:table-cell>
          <table:table-cell table:style-name="ce15" office:value-type="float" office:value="4562589340.23619" calcext:value-type="float">
            <text:p>4.562.589.340,24</text:p>
          </table:table-cell>
          <table:table-cell table:style-name="ce15" office:value-type="float" office:value="3000599078.82148" calcext:value-type="float">
            <text:p>3.000.599.078,82</text:p>
          </table:table-cell>
          <table:table-cell table:style-name="ce15" office:value-type="float" office:value="15050933992.5069" calcext:value-type="float">
            <text:p>15.050.933.992,51</text:p>
          </table:table-cell>
          <table:table-cell table:style-name="ce15" office:value-type="float" office:value="3013704175.12461" calcext:value-type="float">
            <text:p>3.013.704.175,12</text:p>
          </table:table-cell>
          <table:table-cell table:style-name="ce15" office:value-type="float" office:value="2969408572.01619" calcext:value-type="float">
            <text:p>2.969.408.572,02</text:p>
          </table:table-cell>
          <table:table-cell table:style-name="ce15" office:value-type="float" office:value="1096377697.28324" calcext:value-type="float">
            <text:p>1.096.377.697,28</text:p>
          </table:table-cell>
          <table:table-cell table:style-name="ce15" office:value-type="float" office:value="12110506544.3239" calcext:value-type="float">
            <text:p>12.110.506.544,32</text:p>
          </table:table-cell>
          <table:table-cell table:style-name="ce15" office:value-type="float" office:value="1283229648.17315" calcext:value-type="float">
            <text:p>1.283.229.648,17</text:p>
          </table:table-cell>
          <table:table-cell table:style-name="ce15" office:value-type="float" office:value="2113700886.36133" calcext:value-type="float">
            <text:p>2.113.700.886,36</text:p>
          </table:table-cell>
          <table:table-cell table:style-name="ce15" office:value-type="float" office:value="1923668111.25154" calcext:value-type="float">
            <text:p>1.923.668.111,25</text:p>
          </table:table-cell>
          <table:table-cell table:style-name="ce15" office:value-type="float" office:value="977523337.71247" calcext:value-type="float">
            <text:p>977.523.337,71</text:p>
          </table:table-cell>
          <table:table-cell table:style-name="ce15" office:value-type="float" office:value="3247227841.94345" calcext:value-type="float">
            <text:p>3.247.227.841,94</text:p>
          </table:table-cell>
          <table:table-cell table:style-name="ce15" office:value-type="float" office:value="618501028.187626" calcext:value-type="float">
            <text:p>618.501.028,19</text:p>
          </table:table-cell>
          <table:table-cell table:style-name="ce15" office:value-type="float" office:value="9202324342.92622" calcext:value-type="float">
            <text:p>9.202.324.342,93</text:p>
          </table:table-cell>
          <table:table-cell table:style-name="ce15" office:value-type="float" office:value="32337936592.844" calcext:value-type="float">
            <text:p>32.337.936.592,84</text:p>
          </table:table-cell>
          <table:table-cell table:style-name="ce15" office:value-type="float" office:value="865878659.260629" calcext:value-type="float">
            <text:p>865.878.659,26</text:p>
          </table:table-cell>
          <table:table-cell table:style-name="ce15" office:value-type="float" office:value="590205385.147492" calcext:value-type="float">
            <text:p>590.205.385,15</text:p>
          </table:table-cell>
          <table:table-cell table:style-name="ce15" office:value-type="float" office:value="178639919.329805" calcext:value-type="float">
            <text:p>178.639.919,33</text:p>
          </table:table-cell>
          <table:table-cell table:style-name="ce15" office:value-type="float" office:value="8863986798.17241" calcext:value-type="float">
            <text:p>8.863.986.798,17</text:p>
          </table:table-cell>
          <table:table-cell table:style-name="ce15" office:value-type="float" office:value="9889239000.35348" calcext:value-type="float">
            <text:p>9.889.239.000,35</text:p>
          </table:table-cell>
          <table:table-cell table:style-name="ce15" office:value-type="float" office:value="647732159.531922" calcext:value-type="float">
            <text:p>647.732.159,53</text:p>
          </table:table-cell>
          <table:table-cell table:style-name="ce15" office:value-type="float" office:value="75802834639.8989" calcext:value-type="float">
            <text:p>75.802.834.639,90</text:p>
          </table:table-cell>
          <table:table-cell table:style-name="ce15" office:value-type="float" office:value="426837634.138782" calcext:value-type="float">
            <text:p>426.837.634,14</text:p>
          </table:table-cell>
          <table:table-cell table:style-name="ce23" office:value-type="float" office:value="193902209509.29" calcext:value-type="float">
            <text:p>193.902.209.509,29</text:p>
          </table:table-cell>
          <table:table-cell table:style-name="ce18"/>
          <table:table-cell table:style-name="ce27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0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table:number-columns-repeated="27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2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2-01-26T11:51:20Z</meta:creation-date>
    <dc:date>2022-01-26T08:55:49.731000000</dc:date>
    <meta:editing-duration>PT2M52S</meta:editing-duration>
    <meta:editing-cycles>1</meta:editing-cycles>
    <meta:document-statistic meta:table-count="1" meta:cell-count="1105" meta:object-count="1"/>
  </office:meta>
</office:document-meta>
</file>